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346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ср знач</text:p>
          </table:table-cell>
          <table:table-cell office:value-type="string" calcext:value-type="string">
            <text:p>скобка</text:p>
          </table:table-cell>
          <table:table-cell/>
          <table:table-cell office:value-type="string" calcext:value-type="string">
            <text:p>знам</text:p>
          </table:table-cell>
          <table:table-cell office:value-type="string" calcext:value-type="string">
            <text:p>числитель</text:p>
          </table:table-cell>
          <table:table-cell office:value-type="string" calcext:value-type="string">
            <text:p>Приборная погрешность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AVERAGE([.A:.A])" office:value-type="float" office:value="511.5" calcext:value-type="float">
            <text:p>511.5</text:p>
          </table:table-cell>
          <table:table-cell table:formula="of:=([.A2] - [.C$2])*([.A2] - [.C$2])" office:value-type="float" office:value="261632.25" calcext:value-type="float">
            <text:p>261632.25</text:p>
          </table:table-cell>
          <table:table-cell/>
          <table:table-cell table:formula="of:=SUM([.D:.D])" office:value-type="float" office:value="89478400" calcext:value-type="float">
            <text:p>89478400</text:p>
          </table:table-cell>
          <table:table-cell table:formula="of:=SQRT(1024 * 38 * 38)" office:value-type="float" office:value="1216" calcext:value-type="float">
            <text:p>1216</text:p>
          </table:table-cell>
          <table:table-cell table:formula="of:=[.G2]/[.F2]" office:value-type="float" office:value="0.0000135898719691009" calcext:value-type="float">
            <text:p>1.3589871969100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([.A3] - [.C$2])*([.A3] - [.C$2])" office:value-type="float" office:value="260610.25" calcext:value-type="float">
            <text:p>260610.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([.A4] - [.C$2])*([.A4] - [.C$2])" office:value-type="float" office:value="259590.25" calcext:value-type="float">
            <text:p>259590.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([.A5] - [.C$2])*([.A5] - [.C$2])" office:value-type="float" office:value="258572.25" calcext:value-type="float">
            <text:p>258572.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([.A6] - [.C$2])*([.A6] - [.C$2])" office:value-type="float" office:value="257556.25" calcext:value-type="float">
            <text:p>257556.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[.A7] - [.C$2])*([.A7] - [.C$2])" office:value-type="float" office:value="256542.25" calcext:value-type="float">
            <text:p>256542.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[.A8] - [.C$2])*([.A8] - [.C$2])" office:value-type="float" office:value="255530.25" calcext:value-type="float">
            <text:p>255530.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[.A9] - [.C$2])*([.A9] - [.C$2])" office:value-type="float" office:value="254520.25" calcext:value-type="float">
            <text:p>254520.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[.A10] - [.C$2])*([.A10] - [.C$2])" office:value-type="float" office:value="253512.25" calcext:value-type="float">
            <text:p>253512.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[.A11] - [.C$2])*([.A11] - [.C$2])" office:value-type="float" office:value="252506.25" calcext:value-type="float">
            <text:p>252506.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[.A12] - [.C$2])*([.A12] - [.C$2])" office:value-type="float" office:value="251502.25" calcext:value-type="float">
            <text:p>251502.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[.A13] - [.C$2])*([.A13] - [.C$2])" office:value-type="float" office:value="250500.25" calcext:value-type="float">
            <text:p>250500.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[.A14] - [.C$2])*([.A14] - [.C$2])" office:value-type="float" office:value="249500.25" calcext:value-type="float">
            <text:p>249500.2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[.A15] - [.C$2])*([.A15] - [.C$2])" office:value-type="float" office:value="248502.25" calcext:value-type="float">
            <text:p>248502.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[.A16] - [.C$2])*([.A16] - [.C$2])" office:value-type="float" office:value="247506.25" calcext:value-type="float">
            <text:p>247506.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[.A17] - [.C$2])*([.A17] - [.C$2])" office:value-type="float" office:value="246512.25" calcext:value-type="float">
            <text:p>246512.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[.A18] - [.C$2])*([.A18] - [.C$2])" office:value-type="float" office:value="245520.25" calcext:value-type="float">
            <text:p>245520.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[.A19] - [.C$2])*([.A19] - [.C$2])" office:value-type="float" office:value="244530.25" calcext:value-type="float">
            <text:p>244530.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[.A20] - [.C$2])*([.A20] - [.C$2])" office:value-type="float" office:value="243542.25" calcext:value-type="float">
            <text:p>243542.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[.A21] - [.C$2])*([.A21] - [.C$2])" office:value-type="float" office:value="242556.25" calcext:value-type="float">
            <text:p>242556.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[.A22] - [.C$2])*([.A22] - [.C$2])" office:value-type="float" office:value="241572.25" calcext:value-type="float">
            <text:p>241572.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[.A23] - [.C$2])*([.A23] - [.C$2])" office:value-type="float" office:value="240590.25" calcext:value-type="float">
            <text:p>240590.2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[.A24] - [.C$2])*([.A24] - [.C$2])" office:value-type="float" office:value="239610.25" calcext:value-type="float">
            <text:p>239610.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[.A25] - [.C$2])*([.A25] - [.C$2])" office:value-type="float" office:value="238632.25" calcext:value-type="float">
            <text:p>238632.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[.A26] - [.C$2])*([.A26] - [.C$2])" office:value-type="float" office:value="237656.25" calcext:value-type="float">
            <text:p>237656.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[.A27] - [.C$2])*([.A27] - [.C$2])" office:value-type="float" office:value="236682.25" calcext:value-type="float">
            <text:p>236682.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[.A28] - [.C$2])*([.A28] - [.C$2])" office:value-type="float" office:value="235710.25" calcext:value-type="float">
            <text:p>235710.2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[.A29] - [.C$2])*([.A29] - [.C$2])" office:value-type="float" office:value="234740.25" calcext:value-type="float">
            <text:p>234740.2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[.A30] - [.C$2])*([.A30] - [.C$2])" office:value-type="float" office:value="233772.25" calcext:value-type="float">
            <text:p>233772.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[.A31] - [.C$2])*([.A31] - [.C$2])" office:value-type="float" office:value="232806.25" calcext:value-type="float">
            <text:p>232806.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[.A32] - [.C$2])*([.A32] - [.C$2])" office:value-type="float" office:value="231842.25" calcext:value-type="float">
            <text:p>231842.2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[.A33] - [.C$2])*([.A33] - [.C$2])" office:value-type="float" office:value="230880.25" calcext:value-type="float">
            <text:p>230880.2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[.A34] - [.C$2])*([.A34] - [.C$2])" office:value-type="float" office:value="229920.25" calcext:value-type="float">
            <text:p>229920.2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[.A35] - [.C$2])*([.A35] - [.C$2])" office:value-type="float" office:value="228962.25" calcext:value-type="float">
            <text:p>228962.2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[.A36] - [.C$2])*([.A36] - [.C$2])" office:value-type="float" office:value="228006.25" calcext:value-type="float">
            <text:p>228006.2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[.A37] - [.C$2])*([.A37] - [.C$2])" office:value-type="float" office:value="227052.25" calcext:value-type="float">
            <text:p>227052.2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[.A38] - [.C$2])*([.A38] - [.C$2])" office:value-type="float" office:value="226100.25" calcext:value-type="float">
            <text:p>226100.2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[.A39] - [.C$2])*([.A39] - [.C$2])" office:value-type="float" office:value="225150.25" calcext:value-type="float">
            <text:p>225150.2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[.A40] - [.C$2])*([.A40] - [.C$2])" office:value-type="float" office:value="224202.25" calcext:value-type="float">
            <text:p>224202.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[.A41] - [.C$2])*([.A41] - [.C$2])" office:value-type="float" office:value="223256.25" calcext:value-type="float">
            <text:p>223256.2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[.A42] - [.C$2])*([.A42] - [.C$2])" office:value-type="float" office:value="222312.25" calcext:value-type="float">
            <text:p>222312.2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[.A43] - [.C$2])*([.A43] - [.C$2])" office:value-type="float" office:value="221370.25" calcext:value-type="float">
            <text:p>221370.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[.A44] - [.C$2])*([.A44] - [.C$2])" office:value-type="float" office:value="220430.25" calcext:value-type="float">
            <text:p>220430.2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[.A45] - [.C$2])*([.A45] - [.C$2])" office:value-type="float" office:value="219492.25" calcext:value-type="float">
            <text:p>219492.2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[.A46] - [.C$2])*([.A46] - [.C$2])" office:value-type="float" office:value="218556.25" calcext:value-type="float">
            <text:p>218556.2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[.A47] - [.C$2])*([.A47] - [.C$2])" office:value-type="float" office:value="217622.25" calcext:value-type="float">
            <text:p>217622.2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[.A48] - [.C$2])*([.A48] - [.C$2])" office:value-type="float" office:value="216690.25" calcext:value-type="float">
            <text:p>216690.2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[.A49] - [.C$2])*([.A49] - [.C$2])" office:value-type="float" office:value="215760.25" calcext:value-type="float">
            <text:p>215760.2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[.A50] - [.C$2])*([.A50] - [.C$2])" office:value-type="float" office:value="214832.25" calcext:value-type="float">
            <text:p>214832.2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[.A51] - [.C$2])*([.A51] - [.C$2])" office:value-type="float" office:value="213906.25" calcext:value-type="float">
            <text:p>213906.2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[.A52] - [.C$2])*([.A52] - [.C$2])" office:value-type="float" office:value="212982.25" calcext:value-type="float">
            <text:p>212982.2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[.A53] - [.C$2])*([.A53] - [.C$2])" office:value-type="float" office:value="212060.25" calcext:value-type="float">
            <text:p>212060.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[.A54] - [.C$2])*([.A54] - [.C$2])" office:value-type="float" office:value="211140.25" calcext:value-type="float">
            <text:p>211140.2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[.A55] - [.C$2])*([.A55] - [.C$2])" office:value-type="float" office:value="210222.25" calcext:value-type="float">
            <text:p>210222.2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[.A56] - [.C$2])*([.A56] - [.C$2])" office:value-type="float" office:value="209306.25" calcext:value-type="float">
            <text:p>209306.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[.A57] - [.C$2])*([.A57] - [.C$2])" office:value-type="float" office:value="208392.25" calcext:value-type="float">
            <text:p>208392.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[.A58] - [.C$2])*([.A58] - [.C$2])" office:value-type="float" office:value="207480.25" calcext:value-type="float">
            <text:p>207480.2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[.A59] - [.C$2])*([.A59] - [.C$2])" office:value-type="float" office:value="206570.25" calcext:value-type="float">
            <text:p>206570.2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[.A60] - [.C$2])*([.A60] - [.C$2])" office:value-type="float" office:value="205662.25" calcext:value-type="float">
            <text:p>205662.2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[.A61] - [.C$2])*([.A61] - [.C$2])" office:value-type="float" office:value="204756.25" calcext:value-type="float">
            <text:p>204756.2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[.A62] - [.C$2])*([.A62] - [.C$2])" office:value-type="float" office:value="203852.25" calcext:value-type="float">
            <text:p>203852.2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[.A63] - [.C$2])*([.A63] - [.C$2])" office:value-type="float" office:value="202950.25" calcext:value-type="float">
            <text:p>202950.2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[.A64] - [.C$2])*([.A64] - [.C$2])" office:value-type="float" office:value="202050.25" calcext:value-type="float">
            <text:p>202050.2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[.A65] - [.C$2])*([.A65] - [.C$2])" office:value-type="float" office:value="201152.25" calcext:value-type="float">
            <text:p>201152.2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[.A66] - [.C$2])*([.A66] - [.C$2])" office:value-type="float" office:value="200256.25" calcext:value-type="float">
            <text:p>200256.2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[.A67] - [.C$2])*([.A67] - [.C$2])" office:value-type="float" office:value="199362.25" calcext:value-type="float">
            <text:p>199362.2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[.A68] - [.C$2])*([.A68] - [.C$2])" office:value-type="float" office:value="198470.25" calcext:value-type="float">
            <text:p>198470.2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[.A69] - [.C$2])*([.A69] - [.C$2])" office:value-type="float" office:value="197580.25" calcext:value-type="float">
            <text:p>197580.2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[.A70] - [.C$2])*([.A70] - [.C$2])" office:value-type="float" office:value="196692.25" calcext:value-type="float">
            <text:p>196692.2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[.A71] - [.C$2])*([.A71] - [.C$2])" office:value-type="float" office:value="195806.25" calcext:value-type="float">
            <text:p>195806.2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[.A72] - [.C$2])*([.A72] - [.C$2])" office:value-type="float" office:value="194922.25" calcext:value-type="float">
            <text:p>194922.2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[.A73] - [.C$2])*([.A73] - [.C$2])" office:value-type="float" office:value="194040.25" calcext:value-type="float">
            <text:p>194040.2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[.A74] - [.C$2])*([.A74] - [.C$2])" office:value-type="float" office:value="193160.25" calcext:value-type="float">
            <text:p>193160.2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[.A75] - [.C$2])*([.A75] - [.C$2])" office:value-type="float" office:value="192282.25" calcext:value-type="float">
            <text:p>192282.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[.A76] - [.C$2])*([.A76] - [.C$2])" office:value-type="float" office:value="191406.25" calcext:value-type="float">
            <text:p>191406.2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[.A77] - [.C$2])*([.A77] - [.C$2])" office:value-type="float" office:value="190532.25" calcext:value-type="float">
            <text:p>190532.2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[.A78] - [.C$2])*([.A78] - [.C$2])" office:value-type="float" office:value="189660.25" calcext:value-type="float">
            <text:p>189660.2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[.A79] - [.C$2])*([.A79] - [.C$2])" office:value-type="float" office:value="188790.25" calcext:value-type="float">
            <text:p>188790.2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[.A80] - [.C$2])*([.A80] - [.C$2])" office:value-type="float" office:value="187922.25" calcext:value-type="float">
            <text:p>187922.2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[.A81] - [.C$2])*([.A81] - [.C$2])" office:value-type="float" office:value="187056.25" calcext:value-type="float">
            <text:p>187056.2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[.A82] - [.C$2])*([.A82] - [.C$2])" office:value-type="float" office:value="186192.25" calcext:value-type="float">
            <text:p>186192.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[.A83] - [.C$2])*([.A83] - [.C$2])" office:value-type="float" office:value="185330.25" calcext:value-type="float">
            <text:p>185330.2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[.A84] - [.C$2])*([.A84] - [.C$2])" office:value-type="float" office:value="184470.25" calcext:value-type="float">
            <text:p>184470.2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[.A85] - [.C$2])*([.A85] - [.C$2])" office:value-type="float" office:value="183612.25" calcext:value-type="float">
            <text:p>183612.2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[.A86] - [.C$2])*([.A86] - [.C$2])" office:value-type="float" office:value="182756.25" calcext:value-type="float">
            <text:p>182756.2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[.A87] - [.C$2])*([.A87] - [.C$2])" office:value-type="float" office:value="181902.25" calcext:value-type="float">
            <text:p>181902.2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[.A88] - [.C$2])*([.A88] - [.C$2])" office:value-type="float" office:value="181050.25" calcext:value-type="float">
            <text:p>181050.2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[.A89] - [.C$2])*([.A89] - [.C$2])" office:value-type="float" office:value="180200.25" calcext:value-type="float">
            <text:p>180200.2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[.A90] - [.C$2])*([.A90] - [.C$2])" office:value-type="float" office:value="179352.25" calcext:value-type="float">
            <text:p>179352.2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[.A91] - [.C$2])*([.A91] - [.C$2])" office:value-type="float" office:value="178506.25" calcext:value-type="float">
            <text:p>178506.2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[.A92] - [.C$2])*([.A92] - [.C$2])" office:value-type="float" office:value="177662.25" calcext:value-type="float">
            <text:p>177662.2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[.A93] - [.C$2])*([.A93] - [.C$2])" office:value-type="float" office:value="176820.25" calcext:value-type="float">
            <text:p>176820.2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[.A94] - [.C$2])*([.A94] - [.C$2])" office:value-type="float" office:value="175980.25" calcext:value-type="float">
            <text:p>175980.2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[.A95] - [.C$2])*([.A95] - [.C$2])" office:value-type="float" office:value="175142.25" calcext:value-type="float">
            <text:p>175142.2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[.A96] - [.C$2])*([.A96] - [.C$2])" office:value-type="float" office:value="174306.25" calcext:value-type="float">
            <text:p>174306.2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[.A97] - [.C$2])*([.A97] - [.C$2])" office:value-type="float" office:value="173472.25" calcext:value-type="float">
            <text:p>173472.2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[.A98] - [.C$2])*([.A98] - [.C$2])" office:value-type="float" office:value="172640.25" calcext:value-type="float">
            <text:p>172640.2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[.A99] - [.C$2])*([.A99] - [.C$2])" office:value-type="float" office:value="171810.25" calcext:value-type="float">
            <text:p>171810.2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[.A100] - [.C$2])*([.A100] - [.C$2])" office:value-type="float" office:value="170982.25" calcext:value-type="float">
            <text:p>170982.2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[.A101] - [.C$2])*([.A101] - [.C$2])" office:value-type="float" office:value="170156.25" calcext:value-type="float">
            <text:p>170156.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([.A102] - [.C$2])*([.A102] - [.C$2])" office:value-type="float" office:value="169332.25" calcext:value-type="float">
            <text:p>169332.2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([.A103] - [.C$2])*([.A103] - [.C$2])" office:value-type="float" office:value="168510.25" calcext:value-type="float">
            <text:p>168510.2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([.A104] - [.C$2])*([.A104] - [.C$2])" office:value-type="float" office:value="167690.25" calcext:value-type="float">
            <text:p>167690.2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([.A105] - [.C$2])*([.A105] - [.C$2])" office:value-type="float" office:value="166872.25" calcext:value-type="float">
            <text:p>166872.2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([.A106] - [.C$2])*([.A106] - [.C$2])" office:value-type="float" office:value="166056.25" calcext:value-type="float">
            <text:p>166056.2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([.A107] - [.C$2])*([.A107] - [.C$2])" office:value-type="float" office:value="165242.25" calcext:value-type="float">
            <text:p>165242.2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([.A108] - [.C$2])*([.A108] - [.C$2])" office:value-type="float" office:value="164430.25" calcext:value-type="float">
            <text:p>164430.2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([.A109] - [.C$2])*([.A109] - [.C$2])" office:value-type="float" office:value="163620.25" calcext:value-type="float">
            <text:p>163620.2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formula="of:=([.A110] - [.C$2])*([.A110] - [.C$2])" office:value-type="float" office:value="162812.25" calcext:value-type="float">
            <text:p>162812.2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([.A111] - [.C$2])*([.A111] - [.C$2])" office:value-type="float" office:value="162006.25" calcext:value-type="float">
            <text:p>162006.2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([.A112] - [.C$2])*([.A112] - [.C$2])" office:value-type="float" office:value="161202.25" calcext:value-type="float">
            <text:p>161202.2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formula="of:=([.A113] - [.C$2])*([.A113] - [.C$2])" office:value-type="float" office:value="160400.25" calcext:value-type="float">
            <text:p>160400.2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([.A114] - [.C$2])*([.A114] - [.C$2])" office:value-type="float" office:value="159600.25" calcext:value-type="float">
            <text:p>159600.2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([.A115] - [.C$2])*([.A115] - [.C$2])" office:value-type="float" office:value="158802.25" calcext:value-type="float">
            <text:p>158802.2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([.A116] - [.C$2])*([.A116] - [.C$2])" office:value-type="float" office:value="158006.25" calcext:value-type="float">
            <text:p>158006.2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([.A117] - [.C$2])*([.A117] - [.C$2])" office:value-type="float" office:value="157212.25" calcext:value-type="float">
            <text:p>157212.2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([.A118] - [.C$2])*([.A118] - [.C$2])" office:value-type="float" office:value="156420.25" calcext:value-type="float">
            <text:p>156420.2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([.A119] - [.C$2])*([.A119] - [.C$2])" office:value-type="float" office:value="155630.25" calcext:value-type="float">
            <text:p>155630.2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([.A120] - [.C$2])*([.A120] - [.C$2])" office:value-type="float" office:value="154842.25" calcext:value-type="float">
            <text:p>154842.2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([.A121] - [.C$2])*([.A121] - [.C$2])" office:value-type="float" office:value="154056.25" calcext:value-type="float">
            <text:p>154056.2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([.A122] - [.C$2])*([.A122] - [.C$2])" office:value-type="float" office:value="153272.25" calcext:value-type="float">
            <text:p>153272.2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([.A123] - [.C$2])*([.A123] - [.C$2])" office:value-type="float" office:value="152490.25" calcext:value-type="float">
            <text:p>152490.2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([.A124] - [.C$2])*([.A124] - [.C$2])" office:value-type="float" office:value="151710.25" calcext:value-type="float">
            <text:p>151710.2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formula="of:=([.A125] - [.C$2])*([.A125] - [.C$2])" office:value-type="float" office:value="150932.25" calcext:value-type="float">
            <text:p>150932.2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A126] - [.C$2])*([.A126] - [.C$2])" office:value-type="float" office:value="150156.25" calcext:value-type="float">
            <text:p>150156.2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formula="of:=([.A127] - [.C$2])*([.A127] - [.C$2])" office:value-type="float" office:value="149382.25" calcext:value-type="float">
            <text:p>149382.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([.A128] - [.C$2])*([.A128] - [.C$2])" office:value-type="float" office:value="148610.25" calcext:value-type="float">
            <text:p>148610.2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A129] - [.C$2])*([.A129] - [.C$2])" office:value-type="float" office:value="147840.25" calcext:value-type="float">
            <text:p>147840.2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([.A130] - [.C$2])*([.A130] - [.C$2])" office:value-type="float" office:value="147072.25" calcext:value-type="float">
            <text:p>147072.2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([.A131] - [.C$2])*([.A131] - [.C$2])" office:value-type="float" office:value="146306.25" calcext:value-type="float">
            <text:p>146306.2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A132] - [.C$2])*([.A132] - [.C$2])" office:value-type="float" office:value="145542.25" calcext:value-type="float">
            <text:p>145542.2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A133] - [.C$2])*([.A133] - [.C$2])" office:value-type="float" office:value="144780.25" calcext:value-type="float">
            <text:p>144780.2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A134] - [.C$2])*([.A134] - [.C$2])" office:value-type="float" office:value="144020.25" calcext:value-type="float">
            <text:p>144020.2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([.A135] - [.C$2])*([.A135] - [.C$2])" office:value-type="float" office:value="143262.25" calcext:value-type="float">
            <text:p>143262.2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([.A136] - [.C$2])*([.A136] - [.C$2])" office:value-type="float" office:value="142506.25" calcext:value-type="float">
            <text:p>142506.2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([.A137] - [.C$2])*([.A137] - [.C$2])" office:value-type="float" office:value="141752.25" calcext:value-type="float">
            <text:p>141752.2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A138] - [.C$2])*([.A138] - [.C$2])" office:value-type="float" office:value="141000.25" calcext:value-type="float">
            <text:p>141000.2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([.A139] - [.C$2])*([.A139] - [.C$2])" office:value-type="float" office:value="140250.25" calcext:value-type="float">
            <text:p>140250.2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([.A140] - [.C$2])*([.A140] - [.C$2])" office:value-type="float" office:value="139502.25" calcext:value-type="float">
            <text:p>139502.2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([.A141] - [.C$2])*([.A141] - [.C$2])" office:value-type="float" office:value="138756.25" calcext:value-type="float">
            <text:p>138756.2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A142] - [.C$2])*([.A142] - [.C$2])" office:value-type="float" office:value="138012.25" calcext:value-type="float">
            <text:p>138012.2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A143] - [.C$2])*([.A143] - [.C$2])" office:value-type="float" office:value="137270.25" calcext:value-type="float">
            <text:p>137270.25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([.A144] - [.C$2])*([.A144] - [.C$2])" office:value-type="float" office:value="136530.25" calcext:value-type="float">
            <text:p>136530.2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formula="of:=([.A145] - [.C$2])*([.A145] - [.C$2])" office:value-type="float" office:value="135792.25" calcext:value-type="float">
            <text:p>135792.2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formula="of:=([.A146] - [.C$2])*([.A146] - [.C$2])" office:value-type="float" office:value="135056.25" calcext:value-type="float">
            <text:p>135056.2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([.A147] - [.C$2])*([.A147] - [.C$2])" office:value-type="float" office:value="134322.25" calcext:value-type="float">
            <text:p>134322.2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([.A148] - [.C$2])*([.A148] - [.C$2])" office:value-type="float" office:value="133590.25" calcext:value-type="float">
            <text:p>133590.2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([.A149] - [.C$2])*([.A149] - [.C$2])" office:value-type="float" office:value="132860.25" calcext:value-type="float">
            <text:p>132860.2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([.A150] - [.C$2])*([.A150] - [.C$2])" office:value-type="float" office:value="132132.25" calcext:value-type="float">
            <text:p>132132.2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([.A151] - [.C$2])*([.A151] - [.C$2])" office:value-type="float" office:value="131406.25" calcext:value-type="float">
            <text:p>131406.2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([.A152] - [.C$2])*([.A152] - [.C$2])" office:value-type="float" office:value="130682.25" calcext:value-type="float">
            <text:p>130682.2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([.A153] - [.C$2])*([.A153] - [.C$2])" office:value-type="float" office:value="129960.25" calcext:value-type="float">
            <text:p>129960.2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([.A154] - [.C$2])*([.A154] - [.C$2])" office:value-type="float" office:value="129240.25" calcext:value-type="float">
            <text:p>129240.2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([.A155] - [.C$2])*([.A155] - [.C$2])" office:value-type="float" office:value="128522.25" calcext:value-type="float">
            <text:p>128522.2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([.A156] - [.C$2])*([.A156] - [.C$2])" office:value-type="float" office:value="127806.25" calcext:value-type="float">
            <text:p>127806.2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([.A157] - [.C$2])*([.A157] - [.C$2])" office:value-type="float" office:value="127092.25" calcext:value-type="float">
            <text:p>127092.2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([.A158] - [.C$2])*([.A158] - [.C$2])" office:value-type="float" office:value="126380.25" calcext:value-type="float">
            <text:p>126380.2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A159] - [.C$2])*([.A159] - [.C$2])" office:value-type="float" office:value="125670.25" calcext:value-type="float">
            <text:p>125670.2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([.A160] - [.C$2])*([.A160] - [.C$2])" office:value-type="float" office:value="124962.25" calcext:value-type="float">
            <text:p>124962.2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([.A161] - [.C$2])*([.A161] - [.C$2])" office:value-type="float" office:value="124256.25" calcext:value-type="float">
            <text:p>124256.2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([.A162] - [.C$2])*([.A162] - [.C$2])" office:value-type="float" office:value="123552.25" calcext:value-type="float">
            <text:p>123552.2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formula="of:=([.A163] - [.C$2])*([.A163] - [.C$2])" office:value-type="float" office:value="122850.25" calcext:value-type="float">
            <text:p>122850.2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formula="of:=([.A164] - [.C$2])*([.A164] - [.C$2])" office:value-type="float" office:value="122150.25" calcext:value-type="float">
            <text:p>122150.2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formula="of:=([.A165] - [.C$2])*([.A165] - [.C$2])" office:value-type="float" office:value="121452.25" calcext:value-type="float">
            <text:p>121452.2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([.A166] - [.C$2])*([.A166] - [.C$2])" office:value-type="float" office:value="120756.25" calcext:value-type="float">
            <text:p>120756.2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([.A167] - [.C$2])*([.A167] - [.C$2])" office:value-type="float" office:value="120062.25" calcext:value-type="float">
            <text:p>120062.2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formula="of:=([.A168] - [.C$2])*([.A168] - [.C$2])" office:value-type="float" office:value="119370.25" calcext:value-type="float">
            <text:p>119370.2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([.A169] - [.C$2])*([.A169] - [.C$2])" office:value-type="float" office:value="118680.25" calcext:value-type="float">
            <text:p>118680.2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([.A170] - [.C$2])*([.A170] - [.C$2])" office:value-type="float" office:value="117992.25" calcext:value-type="float">
            <text:p>117992.2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([.A171] - [.C$2])*([.A171] - [.C$2])" office:value-type="float" office:value="117306.25" calcext:value-type="float">
            <text:p>117306.2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A172] - [.C$2])*([.A172] - [.C$2])" office:value-type="float" office:value="116622.25" calcext:value-type="float">
            <text:p>116622.2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([.A173] - [.C$2])*([.A173] - [.C$2])" office:value-type="float" office:value="115940.25" calcext:value-type="float">
            <text:p>115940.2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([.A174] - [.C$2])*([.A174] - [.C$2])" office:value-type="float" office:value="115260.25" calcext:value-type="float">
            <text:p>115260.25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([.A175] - [.C$2])*([.A175] - [.C$2])" office:value-type="float" office:value="114582.25" calcext:value-type="float">
            <text:p>114582.2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([.A176] - [.C$2])*([.A176] - [.C$2])" office:value-type="float" office:value="113906.25" calcext:value-type="float">
            <text:p>113906.2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([.A177] - [.C$2])*([.A177] - [.C$2])" office:value-type="float" office:value="113232.25" calcext:value-type="float">
            <text:p>113232.2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([.A178] - [.C$2])*([.A178] - [.C$2])" office:value-type="float" office:value="112560.25" calcext:value-type="float">
            <text:p>112560.2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([.A179] - [.C$2])*([.A179] - [.C$2])" office:value-type="float" office:value="111890.25" calcext:value-type="float">
            <text:p>111890.2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([.A180] - [.C$2])*([.A180] - [.C$2])" office:value-type="float" office:value="111222.25" calcext:value-type="float">
            <text:p>111222.25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([.A181] - [.C$2])*([.A181] - [.C$2])" office:value-type="float" office:value="110556.25" calcext:value-type="float">
            <text:p>110556.2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([.A182] - [.C$2])*([.A182] - [.C$2])" office:value-type="float" office:value="109892.25" calcext:value-type="float">
            <text:p>109892.25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([.A183] - [.C$2])*([.A183] - [.C$2])" office:value-type="float" office:value="109230.25" calcext:value-type="float">
            <text:p>109230.2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([.A184] - [.C$2])*([.A184] - [.C$2])" office:value-type="float" office:value="108570.25" calcext:value-type="float">
            <text:p>108570.2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([.A185] - [.C$2])*([.A185] - [.C$2])" office:value-type="float" office:value="107912.25" calcext:value-type="float">
            <text:p>107912.2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([.A186] - [.C$2])*([.A186] - [.C$2])" office:value-type="float" office:value="107256.25" calcext:value-type="float">
            <text:p>107256.2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([.A187] - [.C$2])*([.A187] - [.C$2])" office:value-type="float" office:value="106602.25" calcext:value-type="float">
            <text:p>106602.2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([.A188] - [.C$2])*([.A188] - [.C$2])" office:value-type="float" office:value="105950.25" calcext:value-type="float">
            <text:p>105950.2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([.A189] - [.C$2])*([.A189] - [.C$2])" office:value-type="float" office:value="105300.25" calcext:value-type="float">
            <text:p>105300.25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([.A190] - [.C$2])*([.A190] - [.C$2])" office:value-type="float" office:value="104652.25" calcext:value-type="float">
            <text:p>104652.2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([.A191] - [.C$2])*([.A191] - [.C$2])" office:value-type="float" office:value="104006.25" calcext:value-type="float">
            <text:p>104006.25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formula="of:=([.A192] - [.C$2])*([.A192] - [.C$2])" office:value-type="float" office:value="103362.25" calcext:value-type="float">
            <text:p>103362.2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([.A193] - [.C$2])*([.A193] - [.C$2])" office:value-type="float" office:value="102720.25" calcext:value-type="float">
            <text:p>102720.2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([.A194] - [.C$2])*([.A194] - [.C$2])" office:value-type="float" office:value="102080.25" calcext:value-type="float">
            <text:p>102080.2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([.A195] - [.C$2])*([.A195] - [.C$2])" office:value-type="float" office:value="101442.25" calcext:value-type="float">
            <text:p>101442.2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([.A196] - [.C$2])*([.A196] - [.C$2])" office:value-type="float" office:value="100806.25" calcext:value-type="float">
            <text:p>100806.25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formula="of:=([.A197] - [.C$2])*([.A197] - [.C$2])" office:value-type="float" office:value="100172.25" calcext:value-type="float">
            <text:p>100172.2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([.A198] - [.C$2])*([.A198] - [.C$2])" office:value-type="float" office:value="99540.25" calcext:value-type="float">
            <text:p>99540.2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([.A199] - [.C$2])*([.A199] - [.C$2])" office:value-type="float" office:value="98910.25" calcext:value-type="float">
            <text:p>98910.2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([.A200] - [.C$2])*([.A200] - [.C$2])" office:value-type="float" office:value="98282.25" calcext:value-type="float">
            <text:p>98282.2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([.A201] - [.C$2])*([.A201] - [.C$2])" office:value-type="float" office:value="97656.25" calcext:value-type="float">
            <text:p>97656.2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A202] - [.C$2])*([.A202] - [.C$2])" office:value-type="float" office:value="97032.25" calcext:value-type="float">
            <text:p>97032.2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([.A203] - [.C$2])*([.A203] - [.C$2])" office:value-type="float" office:value="96410.25" calcext:value-type="float">
            <text:p>96410.2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([.A204] - [.C$2])*([.A204] - [.C$2])" office:value-type="float" office:value="95790.25" calcext:value-type="float">
            <text:p>95790.2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([.A205] - [.C$2])*([.A205] - [.C$2])" office:value-type="float" office:value="95172.25" calcext:value-type="float">
            <text:p>95172.2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formula="of:=([.A206] - [.C$2])*([.A206] - [.C$2])" office:value-type="float" office:value="94556.25" calcext:value-type="float">
            <text:p>94556.2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formula="of:=([.A207] - [.C$2])*([.A207] - [.C$2])" office:value-type="float" office:value="93942.25" calcext:value-type="float">
            <text:p>93942.2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formula="of:=([.A208] - [.C$2])*([.A208] - [.C$2])" office:value-type="float" office:value="93330.25" calcext:value-type="float">
            <text:p>93330.2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formula="of:=([.A209] - [.C$2])*([.A209] - [.C$2])" office:value-type="float" office:value="92720.25" calcext:value-type="float">
            <text:p>92720.2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formula="of:=([.A210] - [.C$2])*([.A210] - [.C$2])" office:value-type="float" office:value="92112.25" calcext:value-type="float">
            <text:p>92112.2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formula="of:=([.A211] - [.C$2])*([.A211] - [.C$2])" office:value-type="float" office:value="91506.25" calcext:value-type="float">
            <text:p>91506.2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table:formula="of:=([.A212] - [.C$2])*([.A212] - [.C$2])" office:value-type="float" office:value="90902.25" calcext:value-type="float">
            <text:p>90902.2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table:formula="of:=([.A213] - [.C$2])*([.A213] - [.C$2])" office:value-type="float" office:value="90300.25" calcext:value-type="float">
            <text:p>90300.2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table:formula="of:=([.A214] - [.C$2])*([.A214] - [.C$2])" office:value-type="float" office:value="89700.25" calcext:value-type="float">
            <text:p>89700.2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table:formula="of:=([.A215] - [.C$2])*([.A215] - [.C$2])" office:value-type="float" office:value="89102.25" calcext:value-type="float">
            <text:p>89102.25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table:formula="of:=([.A216] - [.C$2])*([.A216] - [.C$2])" office:value-type="float" office:value="88506.25" calcext:value-type="float">
            <text:p>88506.2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table:formula="of:=([.A217] - [.C$2])*([.A217] - [.C$2])" office:value-type="float" office:value="87912.25" calcext:value-type="float">
            <text:p>87912.2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table:formula="of:=([.A218] - [.C$2])*([.A218] - [.C$2])" office:value-type="float" office:value="87320.25" calcext:value-type="float">
            <text:p>87320.2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table:formula="of:=([.A219] - [.C$2])*([.A219] - [.C$2])" office:value-type="float" office:value="86730.25" calcext:value-type="float">
            <text:p>86730.2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table:formula="of:=([.A220] - [.C$2])*([.A220] - [.C$2])" office:value-type="float" office:value="86142.25" calcext:value-type="float">
            <text:p>86142.25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table:formula="of:=([.A221] - [.C$2])*([.A221] - [.C$2])" office:value-type="float" office:value="85556.25" calcext:value-type="float">
            <text:p>85556.2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table:formula="of:=([.A222] - [.C$2])*([.A222] - [.C$2])" office:value-type="float" office:value="84972.25" calcext:value-type="float">
            <text:p>84972.2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table:formula="of:=([.A223] - [.C$2])*([.A223] - [.C$2])" office:value-type="float" office:value="84390.25" calcext:value-type="float">
            <text:p>84390.2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table:formula="of:=([.A224] - [.C$2])*([.A224] - [.C$2])" office:value-type="float" office:value="83810.25" calcext:value-type="float">
            <text:p>83810.2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table:formula="of:=([.A225] - [.C$2])*([.A225] - [.C$2])" office:value-type="float" office:value="83232.25" calcext:value-type="float">
            <text:p>83232.2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table:formula="of:=([.A226] - [.C$2])*([.A226] - [.C$2])" office:value-type="float" office:value="82656.25" calcext:value-type="float">
            <text:p>82656.2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table:formula="of:=([.A227] - [.C$2])*([.A227] - [.C$2])" office:value-type="float" office:value="82082.25" calcext:value-type="float">
            <text:p>82082.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table:formula="of:=([.A228] - [.C$2])*([.A228] - [.C$2])" office:value-type="float" office:value="81510.25" calcext:value-type="float">
            <text:p>81510.2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table:formula="of:=([.A229] - [.C$2])*([.A229] - [.C$2])" office:value-type="float" office:value="80940.25" calcext:value-type="float">
            <text:p>80940.2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table:formula="of:=([.A230] - [.C$2])*([.A230] - [.C$2])" office:value-type="float" office:value="80372.25" calcext:value-type="float">
            <text:p>80372.25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table:formula="of:=([.A231] - [.C$2])*([.A231] - [.C$2])" office:value-type="float" office:value="79806.25" calcext:value-type="float">
            <text:p>79806.2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table:formula="of:=([.A232] - [.C$2])*([.A232] - [.C$2])" office:value-type="float" office:value="79242.25" calcext:value-type="float">
            <text:p>79242.2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table:formula="of:=([.A233] - [.C$2])*([.A233] - [.C$2])" office:value-type="float" office:value="78680.25" calcext:value-type="float">
            <text:p>78680.2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table:formula="of:=([.A234] - [.C$2])*([.A234] - [.C$2])" office:value-type="float" office:value="78120.25" calcext:value-type="float">
            <text:p>78120.25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table:formula="of:=([.A235] - [.C$2])*([.A235] - [.C$2])" office:value-type="float" office:value="77562.25" calcext:value-type="float">
            <text:p>77562.2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table:formula="of:=([.A236] - [.C$2])*([.A236] - [.C$2])" office:value-type="float" office:value="77006.25" calcext:value-type="float">
            <text:p>77006.2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table:formula="of:=([.A237] - [.C$2])*([.A237] - [.C$2])" office:value-type="float" office:value="76452.25" calcext:value-type="float">
            <text:p>76452.2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table:formula="of:=([.A238] - [.C$2])*([.A238] - [.C$2])" office:value-type="float" office:value="75900.25" calcext:value-type="float">
            <text:p>75900.2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table:formula="of:=([.A239] - [.C$2])*([.A239] - [.C$2])" office:value-type="float" office:value="75350.25" calcext:value-type="float">
            <text:p>75350.2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table:formula="of:=([.A240] - [.C$2])*([.A240] - [.C$2])" office:value-type="float" office:value="74802.25" calcext:value-type="float">
            <text:p>74802.2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table:formula="of:=([.A241] - [.C$2])*([.A241] - [.C$2])" office:value-type="float" office:value="74256.25" calcext:value-type="float">
            <text:p>74256.2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table:formula="of:=([.A242] - [.C$2])*([.A242] - [.C$2])" office:value-type="float" office:value="73712.25" calcext:value-type="float">
            <text:p>73712.2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table:formula="of:=([.A243] - [.C$2])*([.A243] - [.C$2])" office:value-type="float" office:value="73170.25" calcext:value-type="float">
            <text:p>73170.2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table:formula="of:=([.A244] - [.C$2])*([.A244] - [.C$2])" office:value-type="float" office:value="72630.25" calcext:value-type="float">
            <text:p>72630.2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table:formula="of:=([.A245] - [.C$2])*([.A245] - [.C$2])" office:value-type="float" office:value="72092.25" calcext:value-type="float">
            <text:p>72092.2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table:formula="of:=([.A246] - [.C$2])*([.A246] - [.C$2])" office:value-type="float" office:value="71556.25" calcext:value-type="float">
            <text:p>71556.2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table:formula="of:=([.A247] - [.C$2])*([.A247] - [.C$2])" office:value-type="float" office:value="71022.25" calcext:value-type="float">
            <text:p>71022.2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table:formula="of:=([.A248] - [.C$2])*([.A248] - [.C$2])" office:value-type="float" office:value="70490.25" calcext:value-type="float">
            <text:p>70490.2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table:formula="of:=([.A249] - [.C$2])*([.A249] - [.C$2])" office:value-type="float" office:value="69960.25" calcext:value-type="float">
            <text:p>69960.2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table:formula="of:=([.A250] - [.C$2])*([.A250] - [.C$2])" office:value-type="float" office:value="69432.25" calcext:value-type="float">
            <text:p>69432.2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table:formula="of:=([.A251] - [.C$2])*([.A251] - [.C$2])" office:value-type="float" office:value="68906.25" calcext:value-type="float">
            <text:p>68906.2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table:formula="of:=([.A252] - [.C$2])*([.A252] - [.C$2])" office:value-type="float" office:value="68382.25" calcext:value-type="float">
            <text:p>68382.2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table:formula="of:=([.A253] - [.C$2])*([.A253] - [.C$2])" office:value-type="float" office:value="67860.25" calcext:value-type="float">
            <text:p>67860.2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table:formula="of:=([.A254] - [.C$2])*([.A254] - [.C$2])" office:value-type="float" office:value="67340.25" calcext:value-type="float">
            <text:p>67340.25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table:formula="of:=([.A255] - [.C$2])*([.A255] - [.C$2])" office:value-type="float" office:value="66822.25" calcext:value-type="float">
            <text:p>66822.2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table:formula="of:=([.A256] - [.C$2])*([.A256] - [.C$2])" office:value-type="float" office:value="66306.25" calcext:value-type="float">
            <text:p>66306.2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table:formula="of:=([.A257] - [.C$2])*([.A257] - [.C$2])" office:value-type="float" office:value="65792.25" calcext:value-type="float">
            <text:p>65792.2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table:formula="of:=([.A258] - [.C$2])*([.A258] - [.C$2])" office:value-type="float" office:value="65280.25" calcext:value-type="float">
            <text:p>65280.25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table:formula="of:=([.A259] - [.C$2])*([.A259] - [.C$2])" office:value-type="float" office:value="64770.25" calcext:value-type="float">
            <text:p>64770.2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table:formula="of:=([.A260] - [.C$2])*([.A260] - [.C$2])" office:value-type="float" office:value="64262.25" calcext:value-type="float">
            <text:p>64262.25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table:formula="of:=([.A261] - [.C$2])*([.A261] - [.C$2])" office:value-type="float" office:value="63756.25" calcext:value-type="float">
            <text:p>63756.2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table:formula="of:=([.A262] - [.C$2])*([.A262] - [.C$2])" office:value-type="float" office:value="63252.25" calcext:value-type="float">
            <text:p>63252.2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table:formula="of:=([.A263] - [.C$2])*([.A263] - [.C$2])" office:value-type="float" office:value="62750.25" calcext:value-type="float">
            <text:p>62750.2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table:formula="of:=([.A264] - [.C$2])*([.A264] - [.C$2])" office:value-type="float" office:value="62250.25" calcext:value-type="float">
            <text:p>62250.25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table:formula="of:=([.A265] - [.C$2])*([.A265] - [.C$2])" office:value-type="float" office:value="61752.25" calcext:value-type="float">
            <text:p>61752.25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table:formula="of:=([.A266] - [.C$2])*([.A266] - [.C$2])" office:value-type="float" office:value="61256.25" calcext:value-type="float">
            <text:p>61256.2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table:formula="of:=([.A267] - [.C$2])*([.A267] - [.C$2])" office:value-type="float" office:value="60762.25" calcext:value-type="float">
            <text:p>60762.2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A268] - [.C$2])*([.A268] - [.C$2])" office:value-type="float" office:value="60270.25" calcext:value-type="float">
            <text:p>60270.25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table:formula="of:=([.A269] - [.C$2])*([.A269] - [.C$2])" office:value-type="float" office:value="59780.25" calcext:value-type="float">
            <text:p>59780.2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table:formula="of:=([.A270] - [.C$2])*([.A270] - [.C$2])" office:value-type="float" office:value="59292.25" calcext:value-type="float">
            <text:p>59292.2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table:formula="of:=([.A271] - [.C$2])*([.A271] - [.C$2])" office:value-type="float" office:value="58806.25" calcext:value-type="float">
            <text:p>58806.2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table:formula="of:=([.A272] - [.C$2])*([.A272] - [.C$2])" office:value-type="float" office:value="58322.25" calcext:value-type="float">
            <text:p>58322.2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table:formula="of:=([.A273] - [.C$2])*([.A273] - [.C$2])" office:value-type="float" office:value="57840.25" calcext:value-type="float">
            <text:p>57840.25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table:formula="of:=([.A274] - [.C$2])*([.A274] - [.C$2])" office:value-type="float" office:value="57360.25" calcext:value-type="float">
            <text:p>57360.2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table:formula="of:=([.A275] - [.C$2])*([.A275] - [.C$2])" office:value-type="float" office:value="56882.25" calcext:value-type="float">
            <text:p>56882.2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table:formula="of:=([.A276] - [.C$2])*([.A276] - [.C$2])" office:value-type="float" office:value="56406.25" calcext:value-type="float">
            <text:p>56406.2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table:formula="of:=([.A277] - [.C$2])*([.A277] - [.C$2])" office:value-type="float" office:value="55932.25" calcext:value-type="float">
            <text:p>55932.2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table:formula="of:=([.A278] - [.C$2])*([.A278] - [.C$2])" office:value-type="float" office:value="55460.25" calcext:value-type="float">
            <text:p>55460.25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table:formula="of:=([.A279] - [.C$2])*([.A279] - [.C$2])" office:value-type="float" office:value="54990.25" calcext:value-type="float">
            <text:p>54990.25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table:formula="of:=([.A280] - [.C$2])*([.A280] - [.C$2])" office:value-type="float" office:value="54522.25" calcext:value-type="float">
            <text:p>54522.2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table:formula="of:=([.A281] - [.C$2])*([.A281] - [.C$2])" office:value-type="float" office:value="54056.25" calcext:value-type="float">
            <text:p>54056.2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table:formula="of:=([.A282] - [.C$2])*([.A282] - [.C$2])" office:value-type="float" office:value="53592.25" calcext:value-type="float">
            <text:p>53592.25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table:formula="of:=([.A283] - [.C$2])*([.A283] - [.C$2])" office:value-type="float" office:value="53130.25" calcext:value-type="float">
            <text:p>53130.2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table:formula="of:=([.A284] - [.C$2])*([.A284] - [.C$2])" office:value-type="float" office:value="52670.25" calcext:value-type="float">
            <text:p>52670.2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table:formula="of:=([.A285] - [.C$2])*([.A285] - [.C$2])" office:value-type="float" office:value="52212.25" calcext:value-type="float">
            <text:p>52212.25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table:formula="of:=([.A286] - [.C$2])*([.A286] - [.C$2])" office:value-type="float" office:value="51756.25" calcext:value-type="float">
            <text:p>51756.2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table:formula="of:=([.A287] - [.C$2])*([.A287] - [.C$2])" office:value-type="float" office:value="51302.25" calcext:value-type="float">
            <text:p>51302.2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table:formula="of:=([.A288] - [.C$2])*([.A288] - [.C$2])" office:value-type="float" office:value="50850.25" calcext:value-type="float">
            <text:p>50850.2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table:formula="of:=([.A289] - [.C$2])*([.A289] - [.C$2])" office:value-type="float" office:value="50400.25" calcext:value-type="float">
            <text:p>50400.25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table:formula="of:=([.A290] - [.C$2])*([.A290] - [.C$2])" office:value-type="float" office:value="49952.25" calcext:value-type="float">
            <text:p>49952.2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table:formula="of:=([.A291] - [.C$2])*([.A291] - [.C$2])" office:value-type="float" office:value="49506.25" calcext:value-type="float">
            <text:p>49506.2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table:formula="of:=([.A292] - [.C$2])*([.A292] - [.C$2])" office:value-type="float" office:value="49062.25" calcext:value-type="float">
            <text:p>49062.25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table:formula="of:=([.A293] - [.C$2])*([.A293] - [.C$2])" office:value-type="float" office:value="48620.25" calcext:value-type="float">
            <text:p>48620.2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table:formula="of:=([.A294] - [.C$2])*([.A294] - [.C$2])" office:value-type="float" office:value="48180.25" calcext:value-type="float">
            <text:p>48180.2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table:formula="of:=([.A295] - [.C$2])*([.A295] - [.C$2])" office:value-type="float" office:value="47742.25" calcext:value-type="float">
            <text:p>47742.2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table:formula="of:=([.A296] - [.C$2])*([.A296] - [.C$2])" office:value-type="float" office:value="47306.25" calcext:value-type="float">
            <text:p>47306.25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table:formula="of:=([.A297] - [.C$2])*([.A297] - [.C$2])" office:value-type="float" office:value="46872.25" calcext:value-type="float">
            <text:p>46872.2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A298] - [.C$2])*([.A298] - [.C$2])" office:value-type="float" office:value="46440.25" calcext:value-type="float">
            <text:p>46440.25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table:formula="of:=([.A299] - [.C$2])*([.A299] - [.C$2])" office:value-type="float" office:value="46010.25" calcext:value-type="float">
            <text:p>46010.25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table:formula="of:=([.A300] - [.C$2])*([.A300] - [.C$2])" office:value-type="float" office:value="45582.25" calcext:value-type="float">
            <text:p>45582.2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table:formula="of:=([.A301] - [.C$2])*([.A301] - [.C$2])" office:value-type="float" office:value="45156.25" calcext:value-type="float">
            <text:p>45156.2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table:formula="of:=([.A302] - [.C$2])*([.A302] - [.C$2])" office:value-type="float" office:value="44732.25" calcext:value-type="float">
            <text:p>44732.25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table:formula="of:=([.A303] - [.C$2])*([.A303] - [.C$2])" office:value-type="float" office:value="44310.25" calcext:value-type="float">
            <text:p>44310.25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table:formula="of:=([.A304] - [.C$2])*([.A304] - [.C$2])" office:value-type="float" office:value="43890.25" calcext:value-type="float">
            <text:p>43890.25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table:formula="of:=([.A305] - [.C$2])*([.A305] - [.C$2])" office:value-type="float" office:value="43472.25" calcext:value-type="float">
            <text:p>43472.25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table:formula="of:=([.A306] - [.C$2])*([.A306] - [.C$2])" office:value-type="float" office:value="43056.25" calcext:value-type="float">
            <text:p>43056.25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table:formula="of:=([.A307] - [.C$2])*([.A307] - [.C$2])" office:value-type="float" office:value="42642.25" calcext:value-type="float">
            <text:p>42642.2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table:formula="of:=([.A308] - [.C$2])*([.A308] - [.C$2])" office:value-type="float" office:value="42230.25" calcext:value-type="float">
            <text:p>42230.25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table:formula="of:=([.A309] - [.C$2])*([.A309] - [.C$2])" office:value-type="float" office:value="41820.25" calcext:value-type="float">
            <text:p>41820.2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table:formula="of:=([.A310] - [.C$2])*([.A310] - [.C$2])" office:value-type="float" office:value="41412.25" calcext:value-type="float">
            <text:p>41412.25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table:formula="of:=([.A311] - [.C$2])*([.A311] - [.C$2])" office:value-type="float" office:value="41006.25" calcext:value-type="float">
            <text:p>41006.25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table:formula="of:=([.A312] - [.C$2])*([.A312] - [.C$2])" office:value-type="float" office:value="40602.25" calcext:value-type="float">
            <text:p>40602.25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table:formula="of:=([.A313] - [.C$2])*([.A313] - [.C$2])" office:value-type="float" office:value="40200.25" calcext:value-type="float">
            <text:p>40200.25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table:formula="of:=([.A314] - [.C$2])*([.A314] - [.C$2])" office:value-type="float" office:value="39800.25" calcext:value-type="float">
            <text:p>39800.25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table:formula="of:=([.A315] - [.C$2])*([.A315] - [.C$2])" office:value-type="float" office:value="39402.25" calcext:value-type="float">
            <text:p>39402.25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table:formula="of:=([.A316] - [.C$2])*([.A316] - [.C$2])" office:value-type="float" office:value="39006.25" calcext:value-type="float">
            <text:p>39006.2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table:formula="of:=([.A317] - [.C$2])*([.A317] - [.C$2])" office:value-type="float" office:value="38612.25" calcext:value-type="float">
            <text:p>38612.2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table:formula="of:=([.A318] - [.C$2])*([.A318] - [.C$2])" office:value-type="float" office:value="38220.25" calcext:value-type="float">
            <text:p>38220.25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table:formula="of:=([.A319] - [.C$2])*([.A319] - [.C$2])" office:value-type="float" office:value="37830.25" calcext:value-type="float">
            <text:p>37830.25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table:formula="of:=([.A320] - [.C$2])*([.A320] - [.C$2])" office:value-type="float" office:value="37442.25" calcext:value-type="float">
            <text:p>37442.2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table:formula="of:=([.A321] - [.C$2])*([.A321] - [.C$2])" office:value-type="float" office:value="37056.25" calcext:value-type="float">
            <text:p>37056.2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table:formula="of:=([.A322] - [.C$2])*([.A322] - [.C$2])" office:value-type="float" office:value="36672.25" calcext:value-type="float">
            <text:p>36672.25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table:formula="of:=([.A323] - [.C$2])*([.A323] - [.C$2])" office:value-type="float" office:value="36290.25" calcext:value-type="float">
            <text:p>36290.25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table:formula="of:=([.A324] - [.C$2])*([.A324] - [.C$2])" office:value-type="float" office:value="35910.25" calcext:value-type="float">
            <text:p>35910.25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table:formula="of:=([.A325] - [.C$2])*([.A325] - [.C$2])" office:value-type="float" office:value="35532.25" calcext:value-type="float">
            <text:p>35532.2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table:formula="of:=([.A326] - [.C$2])*([.A326] - [.C$2])" office:value-type="float" office:value="35156.25" calcext:value-type="float">
            <text:p>35156.25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table:formula="of:=([.A327] - [.C$2])*([.A327] - [.C$2])" office:value-type="float" office:value="34782.25" calcext:value-type="float">
            <text:p>34782.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table:formula="of:=([.A328] - [.C$2])*([.A328] - [.C$2])" office:value-type="float" office:value="34410.25" calcext:value-type="float">
            <text:p>34410.2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table:formula="of:=([.A329] - [.C$2])*([.A329] - [.C$2])" office:value-type="float" office:value="34040.25" calcext:value-type="float">
            <text:p>34040.25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table:formula="of:=([.A330] - [.C$2])*([.A330] - [.C$2])" office:value-type="float" office:value="33672.25" calcext:value-type="float">
            <text:p>33672.25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A331] - [.C$2])*([.A331] - [.C$2])" office:value-type="float" office:value="33306.25" calcext:value-type="float">
            <text:p>33306.2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table:formula="of:=([.A332] - [.C$2])*([.A332] - [.C$2])" office:value-type="float" office:value="32942.25" calcext:value-type="float">
            <text:p>32942.2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table:formula="of:=([.A333] - [.C$2])*([.A333] - [.C$2])" office:value-type="float" office:value="32580.25" calcext:value-type="float">
            <text:p>32580.25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table:formula="of:=([.A334] - [.C$2])*([.A334] - [.C$2])" office:value-type="float" office:value="32220.25" calcext:value-type="float">
            <text:p>32220.25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table:formula="of:=([.A335] - [.C$2])*([.A335] - [.C$2])" office:value-type="float" office:value="31862.25" calcext:value-type="float">
            <text:p>31862.2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table:formula="of:=([.A336] - [.C$2])*([.A336] - [.C$2])" office:value-type="float" office:value="31506.25" calcext:value-type="float">
            <text:p>31506.2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table:formula="of:=([.A337] - [.C$2])*([.A337] - [.C$2])" office:value-type="float" office:value="31152.25" calcext:value-type="float">
            <text:p>31152.2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table:formula="of:=([.A338] - [.C$2])*([.A338] - [.C$2])" office:value-type="float" office:value="30800.25" calcext:value-type="float">
            <text:p>30800.2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table:formula="of:=([.A339] - [.C$2])*([.A339] - [.C$2])" office:value-type="float" office:value="30450.25" calcext:value-type="float">
            <text:p>30450.25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table:formula="of:=([.A340] - [.C$2])*([.A340] - [.C$2])" office:value-type="float" office:value="30102.25" calcext:value-type="float">
            <text:p>30102.2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table:formula="of:=([.A341] - [.C$2])*([.A341] - [.C$2])" office:value-type="float" office:value="29756.25" calcext:value-type="float">
            <text:p>29756.2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table:formula="of:=([.A342] - [.C$2])*([.A342] - [.C$2])" office:value-type="float" office:value="29412.25" calcext:value-type="float">
            <text:p>29412.25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table:formula="of:=([.A343] - [.C$2])*([.A343] - [.C$2])" office:value-type="float" office:value="29070.25" calcext:value-type="float">
            <text:p>29070.25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table:formula="of:=([.A344] - [.C$2])*([.A344] - [.C$2])" office:value-type="float" office:value="28730.25" calcext:value-type="float">
            <text:p>28730.25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table:formula="of:=([.A345] - [.C$2])*([.A345] - [.C$2])" office:value-type="float" office:value="28392.25" calcext:value-type="float">
            <text:p>28392.25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table:formula="of:=([.A346] - [.C$2])*([.A346] - [.C$2])" office:value-type="float" office:value="28056.25" calcext:value-type="float">
            <text:p>28056.25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table:formula="of:=([.A347] - [.C$2])*([.A347] - [.C$2])" office:value-type="float" office:value="27722.25" calcext:value-type="float">
            <text:p>27722.2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table:formula="of:=([.A348] - [.C$2])*([.A348] - [.C$2])" office:value-type="float" office:value="27390.25" calcext:value-type="float">
            <text:p>27390.2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table:formula="of:=([.A349] - [.C$2])*([.A349] - [.C$2])" office:value-type="float" office:value="27060.25" calcext:value-type="float">
            <text:p>27060.2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table:formula="of:=([.A350] - [.C$2])*([.A350] - [.C$2])" office:value-type="float" office:value="26732.25" calcext:value-type="float">
            <text:p>26732.2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table:formula="of:=([.A351] - [.C$2])*([.A351] - [.C$2])" office:value-type="float" office:value="26406.25" calcext:value-type="float">
            <text:p>26406.2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table:formula="of:=([.A352] - [.C$2])*([.A352] - [.C$2])" office:value-type="float" office:value="26082.25" calcext:value-type="float">
            <text:p>26082.2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table:formula="of:=([.A353] - [.C$2])*([.A353] - [.C$2])" office:value-type="float" office:value="25760.25" calcext:value-type="float">
            <text:p>25760.25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table:formula="of:=([.A354] - [.C$2])*([.A354] - [.C$2])" office:value-type="float" office:value="25440.25" calcext:value-type="float">
            <text:p>25440.2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table:formula="of:=([.A355] - [.C$2])*([.A355] - [.C$2])" office:value-type="float" office:value="25122.25" calcext:value-type="float">
            <text:p>25122.25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table:formula="of:=([.A356] - [.C$2])*([.A356] - [.C$2])" office:value-type="float" office:value="24806.25" calcext:value-type="float">
            <text:p>24806.2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table:formula="of:=([.A357] - [.C$2])*([.A357] - [.C$2])" office:value-type="float" office:value="24492.25" calcext:value-type="float">
            <text:p>24492.2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table:formula="of:=([.A358] - [.C$2])*([.A358] - [.C$2])" office:value-type="float" office:value="24180.25" calcext:value-type="float">
            <text:p>24180.2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table:formula="of:=([.A359] - [.C$2])*([.A359] - [.C$2])" office:value-type="float" office:value="23870.25" calcext:value-type="float">
            <text:p>23870.2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table:formula="of:=([.A360] - [.C$2])*([.A360] - [.C$2])" office:value-type="float" office:value="23562.25" calcext:value-type="float">
            <text:p>23562.25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table:formula="of:=([.A361] - [.C$2])*([.A361] - [.C$2])" office:value-type="float" office:value="23256.25" calcext:value-type="float">
            <text:p>23256.2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table:formula="of:=([.A362] - [.C$2])*([.A362] - [.C$2])" office:value-type="float" office:value="22952.25" calcext:value-type="float">
            <text:p>22952.25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table:formula="of:=([.A363] - [.C$2])*([.A363] - [.C$2])" office:value-type="float" office:value="22650.25" calcext:value-type="float">
            <text:p>22650.2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table:formula="of:=([.A364] - [.C$2])*([.A364] - [.C$2])" office:value-type="float" office:value="22350.25" calcext:value-type="float">
            <text:p>22350.25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table:formula="of:=([.A365] - [.C$2])*([.A365] - [.C$2])" office:value-type="float" office:value="22052.25" calcext:value-type="float">
            <text:p>22052.25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table:formula="of:=([.A366] - [.C$2])*([.A366] - [.C$2])" office:value-type="float" office:value="21756.25" calcext:value-type="float">
            <text:p>21756.2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table:formula="of:=([.A367] - [.C$2])*([.A367] - [.C$2])" office:value-type="float" office:value="21462.25" calcext:value-type="float">
            <text:p>21462.2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table:formula="of:=([.A368] - [.C$2])*([.A368] - [.C$2])" office:value-type="float" office:value="21170.25" calcext:value-type="float">
            <text:p>21170.25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table:formula="of:=([.A369] - [.C$2])*([.A369] - [.C$2])" office:value-type="float" office:value="20880.25" calcext:value-type="float">
            <text:p>20880.25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table:formula="of:=([.A370] - [.C$2])*([.A370] - [.C$2])" office:value-type="float" office:value="20592.25" calcext:value-type="float">
            <text:p>20592.25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table:formula="of:=([.A371] - [.C$2])*([.A371] - [.C$2])" office:value-type="float" office:value="20306.25" calcext:value-type="float">
            <text:p>20306.2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table:formula="of:=([.A372] - [.C$2])*([.A372] - [.C$2])" office:value-type="float" office:value="20022.25" calcext:value-type="float">
            <text:p>20022.25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table:formula="of:=([.A373] - [.C$2])*([.A373] - [.C$2])" office:value-type="float" office:value="19740.25" calcext:value-type="float">
            <text:p>19740.2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table:formula="of:=([.A374] - [.C$2])*([.A374] - [.C$2])" office:value-type="float" office:value="19460.25" calcext:value-type="float">
            <text:p>19460.25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table:formula="of:=([.A375] - [.C$2])*([.A375] - [.C$2])" office:value-type="float" office:value="19182.25" calcext:value-type="float">
            <text:p>19182.2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table:formula="of:=([.A376] - [.C$2])*([.A376] - [.C$2])" office:value-type="float" office:value="18906.25" calcext:value-type="float">
            <text:p>18906.25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table:formula="of:=([.A377] - [.C$2])*([.A377] - [.C$2])" office:value-type="float" office:value="18632.25" calcext:value-type="float">
            <text:p>18632.2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table:formula="of:=([.A378] - [.C$2])*([.A378] - [.C$2])" office:value-type="float" office:value="18360.25" calcext:value-type="float">
            <text:p>18360.25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table:formula="of:=([.A379] - [.C$2])*([.A379] - [.C$2])" office:value-type="float" office:value="18090.25" calcext:value-type="float">
            <text:p>18090.25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table:formula="of:=([.A380] - [.C$2])*([.A380] - [.C$2])" office:value-type="float" office:value="17822.25" calcext:value-type="float">
            <text:p>17822.2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table:formula="of:=([.A381] - [.C$2])*([.A381] - [.C$2])" office:value-type="float" office:value="17556.25" calcext:value-type="float">
            <text:p>17556.25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table:formula="of:=([.A382] - [.C$2])*([.A382] - [.C$2])" office:value-type="float" office:value="17292.25" calcext:value-type="float">
            <text:p>17292.25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table:formula="of:=([.A383] - [.C$2])*([.A383] - [.C$2])" office:value-type="float" office:value="17030.25" calcext:value-type="float">
            <text:p>17030.25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table:formula="of:=([.A384] - [.C$2])*([.A384] - [.C$2])" office:value-type="float" office:value="16770.25" calcext:value-type="float">
            <text:p>16770.25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table:formula="of:=([.A385] - [.C$2])*([.A385] - [.C$2])" office:value-type="float" office:value="16512.25" calcext:value-type="float">
            <text:p>16512.2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table:formula="of:=([.A386] - [.C$2])*([.A386] - [.C$2])" office:value-type="float" office:value="16256.25" calcext:value-type="float">
            <text:p>16256.2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table:formula="of:=([.A387] - [.C$2])*([.A387] - [.C$2])" office:value-type="float" office:value="16002.25" calcext:value-type="float">
            <text:p>16002.2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table:formula="of:=([.A388] - [.C$2])*([.A388] - [.C$2])" office:value-type="float" office:value="15750.25" calcext:value-type="float">
            <text:p>15750.25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table:formula="of:=([.A389] - [.C$2])*([.A389] - [.C$2])" office:value-type="float" office:value="15500.25" calcext:value-type="float">
            <text:p>15500.25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table:formula="of:=([.A390] - [.C$2])*([.A390] - [.C$2])" office:value-type="float" office:value="15252.25" calcext:value-type="float">
            <text:p>15252.25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table:formula="of:=([.A391] - [.C$2])*([.A391] - [.C$2])" office:value-type="float" office:value="15006.25" calcext:value-type="float">
            <text:p>15006.2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table:formula="of:=([.A392] - [.C$2])*([.A392] - [.C$2])" office:value-type="float" office:value="14762.25" calcext:value-type="float">
            <text:p>14762.25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table:formula="of:=([.A393] - [.C$2])*([.A393] - [.C$2])" office:value-type="float" office:value="14520.25" calcext:value-type="float">
            <text:p>14520.25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table:formula="of:=([.A394] - [.C$2])*([.A394] - [.C$2])" office:value-type="float" office:value="14280.25" calcext:value-type="float">
            <text:p>14280.25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table:formula="of:=([.A395] - [.C$2])*([.A395] - [.C$2])" office:value-type="float" office:value="14042.25" calcext:value-type="float">
            <text:p>14042.25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table:formula="of:=([.A396] - [.C$2])*([.A396] - [.C$2])" office:value-type="float" office:value="13806.25" calcext:value-type="float">
            <text:p>13806.25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table:formula="of:=([.A397] - [.C$2])*([.A397] - [.C$2])" office:value-type="float" office:value="13572.25" calcext:value-type="float">
            <text:p>13572.2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table:formula="of:=([.A398] - [.C$2])*([.A398] - [.C$2])" office:value-type="float" office:value="13340.25" calcext:value-type="float">
            <text:p>13340.25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table:formula="of:=([.A399] - [.C$2])*([.A399] - [.C$2])" office:value-type="float" office:value="13110.25" calcext:value-type="float">
            <text:p>13110.25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table:formula="of:=([.A400] - [.C$2])*([.A400] - [.C$2])" office:value-type="float" office:value="12882.25" calcext:value-type="float">
            <text:p>12882.25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table:formula="of:=([.A401] - [.C$2])*([.A401] - [.C$2])" office:value-type="float" office:value="12656.25" calcext:value-type="float">
            <text:p>12656.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table:formula="of:=([.A402] - [.C$2])*([.A402] - [.C$2])" office:value-type="float" office:value="12432.25" calcext:value-type="float">
            <text:p>12432.25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table:formula="of:=([.A403] - [.C$2])*([.A403] - [.C$2])" office:value-type="float" office:value="12210.25" calcext:value-type="float">
            <text:p>12210.25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table:formula="of:=([.A404] - [.C$2])*([.A404] - [.C$2])" office:value-type="float" office:value="11990.25" calcext:value-type="float">
            <text:p>11990.25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table:formula="of:=([.A405] - [.C$2])*([.A405] - [.C$2])" office:value-type="float" office:value="11772.25" calcext:value-type="float">
            <text:p>11772.25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table:formula="of:=([.A406] - [.C$2])*([.A406] - [.C$2])" office:value-type="float" office:value="11556.25" calcext:value-type="float">
            <text:p>11556.25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table:formula="of:=([.A407] - [.C$2])*([.A407] - [.C$2])" office:value-type="float" office:value="11342.25" calcext:value-type="float">
            <text:p>11342.2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table:formula="of:=([.A408] - [.C$2])*([.A408] - [.C$2])" office:value-type="float" office:value="11130.25" calcext:value-type="float">
            <text:p>11130.25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table:formula="of:=([.A409] - [.C$2])*([.A409] - [.C$2])" office:value-type="float" office:value="10920.25" calcext:value-type="float">
            <text:p>10920.25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table:formula="of:=([.A410] - [.C$2])*([.A410] - [.C$2])" office:value-type="float" office:value="10712.25" calcext:value-type="float">
            <text:p>10712.25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table:formula="of:=([.A411] - [.C$2])*([.A411] - [.C$2])" office:value-type="float" office:value="10506.25" calcext:value-type="float">
            <text:p>10506.25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table:formula="of:=([.A412] - [.C$2])*([.A412] - [.C$2])" office:value-type="float" office:value="10302.25" calcext:value-type="float">
            <text:p>10302.2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table:formula="of:=([.A413] - [.C$2])*([.A413] - [.C$2])" office:value-type="float" office:value="10100.25" calcext:value-type="float">
            <text:p>10100.2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table:formula="of:=([.A414] - [.C$2])*([.A414] - [.C$2])" office:value-type="float" office:value="9900.25" calcext:value-type="float">
            <text:p>9900.2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table:formula="of:=([.A415] - [.C$2])*([.A415] - [.C$2])" office:value-type="float" office:value="9702.25" calcext:value-type="float">
            <text:p>9702.25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table:formula="of:=([.A416] - [.C$2])*([.A416] - [.C$2])" office:value-type="float" office:value="9506.25" calcext:value-type="float">
            <text:p>9506.2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table:formula="of:=([.A417] - [.C$2])*([.A417] - [.C$2])" office:value-type="float" office:value="9312.25" calcext:value-type="float">
            <text:p>9312.2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table:formula="of:=([.A418] - [.C$2])*([.A418] - [.C$2])" office:value-type="float" office:value="9120.25" calcext:value-type="float">
            <text:p>9120.25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table:formula="of:=([.A419] - [.C$2])*([.A419] - [.C$2])" office:value-type="float" office:value="8930.25" calcext:value-type="float">
            <text:p>8930.2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table:formula="of:=([.A420] - [.C$2])*([.A420] - [.C$2])" office:value-type="float" office:value="8742.25" calcext:value-type="float">
            <text:p>8742.25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table:formula="of:=([.A421] - [.C$2])*([.A421] - [.C$2])" office:value-type="float" office:value="8556.25" calcext:value-type="float">
            <text:p>8556.25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table:formula="of:=([.A422] - [.C$2])*([.A422] - [.C$2])" office:value-type="float" office:value="8372.25" calcext:value-type="float">
            <text:p>8372.25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table:formula="of:=([.A423] - [.C$2])*([.A423] - [.C$2])" office:value-type="float" office:value="8190.25" calcext:value-type="float">
            <text:p>8190.2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table:formula="of:=([.A424] - [.C$2])*([.A424] - [.C$2])" office:value-type="float" office:value="8010.25" calcext:value-type="float">
            <text:p>8010.25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table:formula="of:=([.A425] - [.C$2])*([.A425] - [.C$2])" office:value-type="float" office:value="7832.25" calcext:value-type="float">
            <text:p>7832.25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table:formula="of:=([.A426] - [.C$2])*([.A426] - [.C$2])" office:value-type="float" office:value="7656.25" calcext:value-type="float">
            <text:p>7656.25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table:formula="of:=([.A427] - [.C$2])*([.A427] - [.C$2])" office:value-type="float" office:value="7482.25" calcext:value-type="float">
            <text:p>7482.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table:formula="of:=([.A428] - [.C$2])*([.A428] - [.C$2])" office:value-type="float" office:value="7310.25" calcext:value-type="float">
            <text:p>7310.25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table:formula="of:=([.A429] - [.C$2])*([.A429] - [.C$2])" office:value-type="float" office:value="7140.25" calcext:value-type="float">
            <text:p>7140.25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table:formula="of:=([.A430] - [.C$2])*([.A430] - [.C$2])" office:value-type="float" office:value="6972.25" calcext:value-type="float">
            <text:p>6972.25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table:formula="of:=([.A431] - [.C$2])*([.A431] - [.C$2])" office:value-type="float" office:value="6806.25" calcext:value-type="float">
            <text:p>6806.2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table:formula="of:=([.A432] - [.C$2])*([.A432] - [.C$2])" office:value-type="float" office:value="6642.25" calcext:value-type="float">
            <text:p>6642.25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table:formula="of:=([.A433] - [.C$2])*([.A433] - [.C$2])" office:value-type="float" office:value="6480.25" calcext:value-type="float">
            <text:p>6480.25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table:formula="of:=([.A434] - [.C$2])*([.A434] - [.C$2])" office:value-type="float" office:value="6320.25" calcext:value-type="float">
            <text:p>6320.2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table:formula="of:=([.A435] - [.C$2])*([.A435] - [.C$2])" office:value-type="float" office:value="6162.25" calcext:value-type="float">
            <text:p>6162.25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table:formula="of:=([.A436] - [.C$2])*([.A436] - [.C$2])" office:value-type="float" office:value="6006.25" calcext:value-type="float">
            <text:p>6006.25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table:formula="of:=([.A437] - [.C$2])*([.A437] - [.C$2])" office:value-type="float" office:value="5852.25" calcext:value-type="float">
            <text:p>5852.2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table:formula="of:=([.A438] - [.C$2])*([.A438] - [.C$2])" office:value-type="float" office:value="5700.25" calcext:value-type="float">
            <text:p>5700.25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table:formula="of:=([.A439] - [.C$2])*([.A439] - [.C$2])" office:value-type="float" office:value="5550.25" calcext:value-type="float">
            <text:p>5550.25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table:formula="of:=([.A440] - [.C$2])*([.A440] - [.C$2])" office:value-type="float" office:value="5402.25" calcext:value-type="float">
            <text:p>5402.25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table:formula="of:=([.A441] - [.C$2])*([.A441] - [.C$2])" office:value-type="float" office:value="5256.25" calcext:value-type="float">
            <text:p>5256.25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table:formula="of:=([.A442] - [.C$2])*([.A442] - [.C$2])" office:value-type="float" office:value="5112.25" calcext:value-type="float">
            <text:p>5112.25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table:formula="of:=([.A443] - [.C$2])*([.A443] - [.C$2])" office:value-type="float" office:value="4970.25" calcext:value-type="float">
            <text:p>4970.25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table:formula="of:=([.A444] - [.C$2])*([.A444] - [.C$2])" office:value-type="float" office:value="4830.25" calcext:value-type="float">
            <text:p>4830.2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table:formula="of:=([.A445] - [.C$2])*([.A445] - [.C$2])" office:value-type="float" office:value="4692.25" calcext:value-type="float">
            <text:p>4692.25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table:formula="of:=([.A446] - [.C$2])*([.A446] - [.C$2])" office:value-type="float" office:value="4556.25" calcext:value-type="float">
            <text:p>4556.25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table:formula="of:=([.A447] - [.C$2])*([.A447] - [.C$2])" office:value-type="float" office:value="4422.25" calcext:value-type="float">
            <text:p>4422.2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table:formula="of:=([.A448] - [.C$2])*([.A448] - [.C$2])" office:value-type="float" office:value="4290.25" calcext:value-type="float">
            <text:p>4290.25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table:formula="of:=([.A449] - [.C$2])*([.A449] - [.C$2])" office:value-type="float" office:value="4160.25" calcext:value-type="float">
            <text:p>4160.25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table:formula="of:=([.A450] - [.C$2])*([.A450] - [.C$2])" office:value-type="float" office:value="4032.25" calcext:value-type="float">
            <text:p>4032.25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table:formula="of:=([.A451] - [.C$2])*([.A451] - [.C$2])" office:value-type="float" office:value="3906.25" calcext:value-type="float">
            <text:p>3906.2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table:formula="of:=([.A452] - [.C$2])*([.A452] - [.C$2])" office:value-type="float" office:value="3782.25" calcext:value-type="float">
            <text:p>3782.25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table:formula="of:=([.A453] - [.C$2])*([.A453] - [.C$2])" office:value-type="float" office:value="3660.25" calcext:value-type="float">
            <text:p>3660.25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table:formula="of:=([.A454] - [.C$2])*([.A454] - [.C$2])" office:value-type="float" office:value="3540.25" calcext:value-type="float">
            <text:p>3540.25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table:formula="of:=([.A455] - [.C$2])*([.A455] - [.C$2])" office:value-type="float" office:value="3422.25" calcext:value-type="float">
            <text:p>3422.25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table:formula="of:=([.A456] - [.C$2])*([.A456] - [.C$2])" office:value-type="float" office:value="3306.25" calcext:value-type="float">
            <text:p>3306.2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table:formula="of:=([.A457] - [.C$2])*([.A457] - [.C$2])" office:value-type="float" office:value="3192.25" calcext:value-type="float">
            <text:p>3192.2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table:formula="of:=([.A458] - [.C$2])*([.A458] - [.C$2])" office:value-type="float" office:value="3080.25" calcext:value-type="float">
            <text:p>3080.25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table:formula="of:=([.A459] - [.C$2])*([.A459] - [.C$2])" office:value-type="float" office:value="2970.25" calcext:value-type="float">
            <text:p>2970.2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table:formula="of:=([.A460] - [.C$2])*([.A460] - [.C$2])" office:value-type="float" office:value="2862.25" calcext:value-type="float">
            <text:p>2862.25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table:formula="of:=([.A461] - [.C$2])*([.A461] - [.C$2])" office:value-type="float" office:value="2756.25" calcext:value-type="float">
            <text:p>2756.25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table:formula="of:=([.A462] - [.C$2])*([.A462] - [.C$2])" office:value-type="float" office:value="2652.25" calcext:value-type="float">
            <text:p>2652.25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table:formula="of:=([.A463] - [.C$2])*([.A463] - [.C$2])" office:value-type="float" office:value="2550.25" calcext:value-type="float">
            <text:p>2550.25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table:formula="of:=([.A464] - [.C$2])*([.A464] - [.C$2])" office:value-type="float" office:value="2450.25" calcext:value-type="float">
            <text:p>2450.25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table:formula="of:=([.A465] - [.C$2])*([.A465] - [.C$2])" office:value-type="float" office:value="2352.25" calcext:value-type="float">
            <text:p>2352.25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table:formula="of:=([.A466] - [.C$2])*([.A466] - [.C$2])" office:value-type="float" office:value="2256.25" calcext:value-type="float">
            <text:p>2256.2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table:formula="of:=([.A467] - [.C$2])*([.A467] - [.C$2])" office:value-type="float" office:value="2162.25" calcext:value-type="float">
            <text:p>2162.2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table:formula="of:=([.A468] - [.C$2])*([.A468] - [.C$2])" office:value-type="float" office:value="2070.25" calcext:value-type="float">
            <text:p>2070.25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table:formula="of:=([.A469] - [.C$2])*([.A469] - [.C$2])" office:value-type="float" office:value="1980.25" calcext:value-type="float">
            <text:p>1980.25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table:formula="of:=([.A470] - [.C$2])*([.A470] - [.C$2])" office:value-type="float" office:value="1892.25" calcext:value-type="float">
            <text:p>1892.2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table:formula="of:=([.A471] - [.C$2])*([.A471] - [.C$2])" office:value-type="float" office:value="1806.25" calcext:value-type="float">
            <text:p>1806.25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table:formula="of:=([.A472] - [.C$2])*([.A472] - [.C$2])" office:value-type="float" office:value="1722.25" calcext:value-type="float">
            <text:p>1722.25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table:formula="of:=([.A473] - [.C$2])*([.A473] - [.C$2])" office:value-type="float" office:value="1640.25" calcext:value-type="float">
            <text:p>1640.25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table:formula="of:=([.A474] - [.C$2])*([.A474] - [.C$2])" office:value-type="float" office:value="1560.25" calcext:value-type="float">
            <text:p>1560.25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table:formula="of:=([.A475] - [.C$2])*([.A475] - [.C$2])" office:value-type="float" office:value="1482.25" calcext:value-type="float">
            <text:p>1482.25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table:formula="of:=([.A476] - [.C$2])*([.A476] - [.C$2])" office:value-type="float" office:value="1406.25" calcext:value-type="float">
            <text:p>1406.2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table:formula="of:=([.A477] - [.C$2])*([.A477] - [.C$2])" office:value-type="float" office:value="1332.25" calcext:value-type="float">
            <text:p>1332.2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table:formula="of:=([.A478] - [.C$2])*([.A478] - [.C$2])" office:value-type="float" office:value="1260.25" calcext:value-type="float">
            <text:p>1260.25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table:formula="of:=([.A479] - [.C$2])*([.A479] - [.C$2])" office:value-type="float" office:value="1190.25" calcext:value-type="float">
            <text:p>1190.25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table:formula="of:=([.A480] - [.C$2])*([.A480] - [.C$2])" office:value-type="float" office:value="1122.25" calcext:value-type="float">
            <text:p>1122.25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table:formula="of:=([.A481] - [.C$2])*([.A481] - [.C$2])" office:value-type="float" office:value="1056.25" calcext:value-type="float">
            <text:p>1056.25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table:formula="of:=([.A482] - [.C$2])*([.A482] - [.C$2])" office:value-type="float" office:value="992.25" calcext:value-type="float">
            <text:p>992.2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table:formula="of:=([.A483] - [.C$2])*([.A483] - [.C$2])" office:value-type="float" office:value="930.25" calcext:value-type="float">
            <text:p>930.25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table:formula="of:=([.A484] - [.C$2])*([.A484] - [.C$2])" office:value-type="float" office:value="870.25" calcext:value-type="float">
            <text:p>870.25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table:formula="of:=([.A485] - [.C$2])*([.A485] - [.C$2])" office:value-type="float" office:value="812.25" calcext:value-type="float">
            <text:p>812.25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table:formula="of:=([.A486] - [.C$2])*([.A486] - [.C$2])" office:value-type="float" office:value="756.25" calcext:value-type="float">
            <text:p>756.25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table:formula="of:=([.A487] - [.C$2])*([.A487] - [.C$2])" office:value-type="float" office:value="702.25" calcext:value-type="float">
            <text:p>702.2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table:formula="of:=([.A488] - [.C$2])*([.A488] - [.C$2])" office:value-type="float" office:value="650.25" calcext:value-type="float">
            <text:p>650.25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table:formula="of:=([.A489] - [.C$2])*([.A489] - [.C$2])" office:value-type="float" office:value="600.25" calcext:value-type="float">
            <text:p>600.25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table:formula="of:=([.A490] - [.C$2])*([.A490] - [.C$2])" office:value-type="float" office:value="552.25" calcext:value-type="float">
            <text:p>552.25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table:formula="of:=([.A491] - [.C$2])*([.A491] - [.C$2])" office:value-type="float" office:value="506.25" calcext:value-type="float">
            <text:p>506.25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table:formula="of:=([.A492] - [.C$2])*([.A492] - [.C$2])" office:value-type="float" office:value="462.25" calcext:value-type="float">
            <text:p>462.25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table:formula="of:=([.A493] - [.C$2])*([.A493] - [.C$2])" office:value-type="float" office:value="420.25" calcext:value-type="float">
            <text:p>420.25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table:formula="of:=([.A494] - [.C$2])*([.A494] - [.C$2])" office:value-type="float" office:value="380.25" calcext:value-type="float">
            <text:p>380.25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table:formula="of:=([.A495] - [.C$2])*([.A495] - [.C$2])" office:value-type="float" office:value="342.25" calcext:value-type="float">
            <text:p>342.2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table:formula="of:=([.A496] - [.C$2])*([.A496] - [.C$2])" office:value-type="float" office:value="306.25" calcext:value-type="float">
            <text:p>306.25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table:formula="of:=([.A497] - [.C$2])*([.A497] - [.C$2])" office:value-type="float" office:value="272.25" calcext:value-type="float">
            <text:p>272.2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table:formula="of:=([.A498] - [.C$2])*([.A498] - [.C$2])" office:value-type="float" office:value="240.25" calcext:value-type="float">
            <text:p>240.25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table:formula="of:=([.A499] - [.C$2])*([.A499] - [.C$2])" office:value-type="float" office:value="210.25" calcext:value-type="float">
            <text:p>210.25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table:formula="of:=([.A500] - [.C$2])*([.A500] - [.C$2])" office:value-type="float" office:value="182.25" calcext:value-type="float">
            <text:p>182.25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table:formula="of:=([.A501] - [.C$2])*([.A501] - [.C$2])" office:value-type="float" office:value="156.25" calcext:value-type="float">
            <text:p>156.2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table:formula="of:=([.A502] - [.C$2])*([.A502] - [.C$2])" office:value-type="float" office:value="132.25" calcext:value-type="float">
            <text:p>132.25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table:formula="of:=([.A503] - [.C$2])*([.A503] - [.C$2])" office:value-type="float" office:value="110.25" calcext:value-type="float">
            <text:p>110.25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table:formula="of:=([.A504] - [.C$2])*([.A504] - [.C$2])" office:value-type="float" office:value="90.25" calcext:value-type="float">
            <text:p>90.2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table:formula="of:=([.A505] - [.C$2])*([.A505] - [.C$2])" office:value-type="float" office:value="72.25" calcext:value-type="float">
            <text:p>72.25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table:formula="of:=([.A506] - [.C$2])*([.A506] - [.C$2])" office:value-type="float" office:value="56.25" calcext:value-type="float">
            <text:p>56.25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  <table:table-cell table:formula="of:=([.A507] - [.C$2])*([.A507] - [.C$2])" office:value-type="float" office:value="42.25" calcext:value-type="float">
            <text:p>42.2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table:formula="of:=([.A508] - [.C$2])*([.A508] - [.C$2])" office:value-type="float" office:value="30.25" calcext:value-type="float">
            <text:p>30.25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table:formula="of:=([.A509] - [.C$2])*([.A509] - [.C$2])" office:value-type="float" office:value="20.25" calcext:value-type="float">
            <text:p>20.25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  <table:table-cell table:formula="of:=([.A510] - [.C$2])*([.A510] - [.C$2])" office:value-type="float" office:value="12.25" calcext:value-type="float">
            <text:p>12.25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  <table:table-cell table:formula="of:=([.A511] - [.C$2])*([.A511] - [.C$2])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  <table:table-cell table:formula="of:=([.A512] - [.C$2])*([.A512] - [.C$2])" office:value-type="float" office:value="2.25" calcext:value-type="float">
            <text:p>2.25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  <table:table-cell table:formula="of:=([.A513] - [.C$2])*([.A513] - [.C$2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table:formula="of:=([.A514] - [.C$2])*([.A514] - [.C$2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table:formula="of:=([.A515] - [.C$2])*([.A515] - [.C$2])" office:value-type="float" office:value="2.25" calcext:value-type="float">
            <text:p>2.25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table:formula="of:=([.A516] - [.C$2])*([.A516] - [.C$2])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table:formula="of:=([.A517] - [.C$2])*([.A517] - [.C$2])" office:value-type="float" office:value="12.25" calcext:value-type="float">
            <text:p>12.2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table:formula="of:=([.A518] - [.C$2])*([.A518] - [.C$2])" office:value-type="float" office:value="20.25" calcext:value-type="float">
            <text:p>20.25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table:formula="of:=([.A519] - [.C$2])*([.A519] - [.C$2])" office:value-type="float" office:value="30.25" calcext:value-type="float">
            <text:p>30.25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table:formula="of:=([.A520] - [.C$2])*([.A520] - [.C$2])" office:value-type="float" office:value="42.25" calcext:value-type="float">
            <text:p>42.25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table:formula="of:=([.A521] - [.C$2])*([.A521] - [.C$2])" office:value-type="float" office:value="56.25" calcext:value-type="float">
            <text:p>56.25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table:formula="of:=([.A522] - [.C$2])*([.A522] - [.C$2])" office:value-type="float" office:value="72.25" calcext:value-type="float">
            <text:p>72.25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  <table:table-cell table:formula="of:=([.A523] - [.C$2])*([.A523] - [.C$2])" office:value-type="float" office:value="90.25" calcext:value-type="float">
            <text:p>90.25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  <table:table-cell table:formula="of:=([.A524] - [.C$2])*([.A524] - [.C$2])" office:value-type="float" office:value="110.25" calcext:value-type="float">
            <text:p>110.25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table:formula="of:=([.A525] - [.C$2])*([.A525] - [.C$2])" office:value-type="float" office:value="132.25" calcext:value-type="float">
            <text:p>132.25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  <table:table-cell table:formula="of:=([.A526] - [.C$2])*([.A526] - [.C$2])" office:value-type="float" office:value="156.25" calcext:value-type="float">
            <text:p>156.25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table:formula="of:=([.A527] - [.C$2])*([.A527] - [.C$2])" office:value-type="float" office:value="182.25" calcext:value-type="float">
            <text:p>182.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table:formula="of:=([.A528] - [.C$2])*([.A528] - [.C$2])" office:value-type="float" office:value="210.25" calcext:value-type="float">
            <text:p>210.25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table:formula="of:=([.A529] - [.C$2])*([.A529] - [.C$2])" office:value-type="float" office:value="240.25" calcext:value-type="float">
            <text:p>240.25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  <table:table-cell table:formula="of:=([.A530] - [.C$2])*([.A530] - [.C$2])" office:value-type="float" office:value="272.25" calcext:value-type="float">
            <text:p>272.25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  <table:table-cell table:formula="of:=([.A531] - [.C$2])*([.A531] - [.C$2])" office:value-type="float" office:value="306.25" calcext:value-type="float">
            <text:p>306.25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  <table:table-cell table:formula="of:=([.A532] - [.C$2])*([.A532] - [.C$2])" office:value-type="float" office:value="342.25" calcext:value-type="float">
            <text:p>342.25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table:formula="of:=([.A533] - [.C$2])*([.A533] - [.C$2])" office:value-type="float" office:value="380.25" calcext:value-type="float">
            <text:p>380.25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  <table:table-cell table:formula="of:=([.A534] - [.C$2])*([.A534] - [.C$2])" office:value-type="float" office:value="420.25" calcext:value-type="float">
            <text:p>420.25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table:formula="of:=([.A535] - [.C$2])*([.A535] - [.C$2])" office:value-type="float" office:value="462.25" calcext:value-type="float">
            <text:p>462.25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table:formula="of:=([.A536] - [.C$2])*([.A536] - [.C$2])" office:value-type="float" office:value="506.25" calcext:value-type="float">
            <text:p>506.25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table:formula="of:=([.A537] - [.C$2])*([.A537] - [.C$2])" office:value-type="float" office:value="552.25" calcext:value-type="float">
            <text:p>552.2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table:formula="of:=([.A538] - [.C$2])*([.A538] - [.C$2])" office:value-type="float" office:value="600.25" calcext:value-type="float">
            <text:p>600.25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table:formula="of:=([.A539] - [.C$2])*([.A539] - [.C$2])" office:value-type="float" office:value="650.25" calcext:value-type="float">
            <text:p>650.25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  <table:table-cell table:formula="of:=([.A540] - [.C$2])*([.A540] - [.C$2])" office:value-type="float" office:value="702.25" calcext:value-type="float">
            <text:p>702.25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table:formula="of:=([.A541] - [.C$2])*([.A541] - [.C$2])" office:value-type="float" office:value="756.25" calcext:value-type="float">
            <text:p>756.25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  <table:table-cell table:formula="of:=([.A542] - [.C$2])*([.A542] - [.C$2])" office:value-type="float" office:value="812.25" calcext:value-type="float">
            <text:p>812.25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  <table:table-cell table:formula="of:=([.A543] - [.C$2])*([.A543] - [.C$2])" office:value-type="float" office:value="870.25" calcext:value-type="float">
            <text:p>870.25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table:formula="of:=([.A544] - [.C$2])*([.A544] - [.C$2])" office:value-type="float" office:value="930.25" calcext:value-type="float">
            <text:p>930.25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  <table:table-cell table:formula="of:=([.A545] - [.C$2])*([.A545] - [.C$2])" office:value-type="float" office:value="992.25" calcext:value-type="float">
            <text:p>992.25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table:formula="of:=([.A546] - [.C$2])*([.A546] - [.C$2])" office:value-type="float" office:value="1056.25" calcext:value-type="float">
            <text:p>1056.25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table:formula="of:=([.A547] - [.C$2])*([.A547] - [.C$2])" office:value-type="float" office:value="1122.25" calcext:value-type="float">
            <text:p>1122.2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  <table:table-cell table:formula="of:=([.A548] - [.C$2])*([.A548] - [.C$2])" office:value-type="float" office:value="1190.25" calcext:value-type="float">
            <text:p>1190.25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  <table:table-cell table:formula="of:=([.A549] - [.C$2])*([.A549] - [.C$2])" office:value-type="float" office:value="1260.25" calcext:value-type="float">
            <text:p>1260.25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  <table:table-cell table:formula="of:=([.A550] - [.C$2])*([.A550] - [.C$2])" office:value-type="float" office:value="1332.25" calcext:value-type="float">
            <text:p>1332.25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table:formula="of:=([.A551] - [.C$2])*([.A551] - [.C$2])" office:value-type="float" office:value="1406.25" calcext:value-type="float">
            <text:p>1406.25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table:formula="of:=([.A552] - [.C$2])*([.A552] - [.C$2])" office:value-type="float" office:value="1482.25" calcext:value-type="float">
            <text:p>1482.25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table:formula="of:=([.A553] - [.C$2])*([.A553] - [.C$2])" office:value-type="float" office:value="1560.25" calcext:value-type="float">
            <text:p>1560.25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  <table:table-cell table:formula="of:=([.A554] - [.C$2])*([.A554] - [.C$2])" office:value-type="float" office:value="1640.25" calcext:value-type="float">
            <text:p>1640.25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table:formula="of:=([.A555] - [.C$2])*([.A555] - [.C$2])" office:value-type="float" office:value="1722.25" calcext:value-type="float">
            <text:p>1722.25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table:formula="of:=([.A556] - [.C$2])*([.A556] - [.C$2])" office:value-type="float" office:value="1806.25" calcext:value-type="float">
            <text:p>1806.25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  <table:table-cell table:formula="of:=([.A557] - [.C$2])*([.A557] - [.C$2])" office:value-type="float" office:value="1892.25" calcext:value-type="float">
            <text:p>1892.2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table:formula="of:=([.A558] - [.C$2])*([.A558] - [.C$2])" office:value-type="float" office:value="1980.25" calcext:value-type="float">
            <text:p>1980.25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table:formula="of:=([.A559] - [.C$2])*([.A559] - [.C$2])" office:value-type="float" office:value="2070.25" calcext:value-type="float">
            <text:p>2070.2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  <table:table-cell table:formula="of:=([.A560] - [.C$2])*([.A560] - [.C$2])" office:value-type="float" office:value="2162.25" calcext:value-type="float">
            <text:p>2162.25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  <table:table-cell table:formula="of:=([.A561] - [.C$2])*([.A561] - [.C$2])" office:value-type="float" office:value="2256.25" calcext:value-type="float">
            <text:p>2256.25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  <table:table-cell table:formula="of:=([.A562] - [.C$2])*([.A562] - [.C$2])" office:value-type="float" office:value="2352.25" calcext:value-type="float">
            <text:p>2352.25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table:formula="of:=([.A563] - [.C$2])*([.A563] - [.C$2])" office:value-type="float" office:value="2450.25" calcext:value-type="float">
            <text:p>2450.25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  <table:table-cell table:formula="of:=([.A564] - [.C$2])*([.A564] - [.C$2])" office:value-type="float" office:value="2550.25" calcext:value-type="float">
            <text:p>2550.25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  <table:table-cell table:formula="of:=([.A565] - [.C$2])*([.A565] - [.C$2])" office:value-type="float" office:value="2652.25" calcext:value-type="float">
            <text:p>2652.25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  <table:table-cell table:formula="of:=([.A566] - [.C$2])*([.A566] - [.C$2])" office:value-type="float" office:value="2756.25" calcext:value-type="float">
            <text:p>2756.25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  <table:table-cell table:formula="of:=([.A567] - [.C$2])*([.A567] - [.C$2])" office:value-type="float" office:value="2862.25" calcext:value-type="float">
            <text:p>2862.2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  <table:table-cell table:formula="of:=([.A568] - [.C$2])*([.A568] - [.C$2])" office:value-type="float" office:value="2970.25" calcext:value-type="float">
            <text:p>2970.25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  <table:table-cell table:formula="of:=([.A569] - [.C$2])*([.A569] - [.C$2])" office:value-type="float" office:value="3080.25" calcext:value-type="float">
            <text:p>3080.25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  <table:table-cell table:formula="of:=([.A570] - [.C$2])*([.A570] - [.C$2])" office:value-type="float" office:value="3192.25" calcext:value-type="float">
            <text:p>3192.25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  <table:table-cell table:formula="of:=([.A571] - [.C$2])*([.A571] - [.C$2])" office:value-type="float" office:value="3306.25" calcext:value-type="float">
            <text:p>3306.25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table:formula="of:=([.A572] - [.C$2])*([.A572] - [.C$2])" office:value-type="float" office:value="3422.25" calcext:value-type="float">
            <text:p>3422.25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  <table:table-cell table:formula="of:=([.A573] - [.C$2])*([.A573] - [.C$2])" office:value-type="float" office:value="3540.25" calcext:value-type="float">
            <text:p>3540.25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  <table:table-cell table:formula="of:=([.A574] - [.C$2])*([.A574] - [.C$2])" office:value-type="float" office:value="3660.25" calcext:value-type="float">
            <text:p>3660.25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  <table:table-cell table:formula="of:=([.A575] - [.C$2])*([.A575] - [.C$2])" office:value-type="float" office:value="3782.25" calcext:value-type="float">
            <text:p>3782.2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  <table:table-cell table:formula="of:=([.A576] - [.C$2])*([.A576] - [.C$2])" office:value-type="float" office:value="3906.25" calcext:value-type="float">
            <text:p>3906.25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table:formula="of:=([.A577] - [.C$2])*([.A577] - [.C$2])" office:value-type="float" office:value="4032.25" calcext:value-type="float">
            <text:p>4032.2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  <table:table-cell table:formula="of:=([.A578] - [.C$2])*([.A578] - [.C$2])" office:value-type="float" office:value="4160.25" calcext:value-type="float">
            <text:p>4160.25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table:formula="of:=([.A579] - [.C$2])*([.A579] - [.C$2])" office:value-type="float" office:value="4290.25" calcext:value-type="float">
            <text:p>4290.25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  <table:table-cell table:formula="of:=([.A580] - [.C$2])*([.A580] - [.C$2])" office:value-type="float" office:value="4422.25" calcext:value-type="float">
            <text:p>4422.25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  <table:table-cell table:formula="of:=([.A581] - [.C$2])*([.A581] - [.C$2])" office:value-type="float" office:value="4556.25" calcext:value-type="float">
            <text:p>4556.25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  <table:table-cell table:formula="of:=([.A582] - [.C$2])*([.A582] - [.C$2])" office:value-type="float" office:value="4692.25" calcext:value-type="float">
            <text:p>4692.25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  <table:table-cell table:formula="of:=([.A583] - [.C$2])*([.A583] - [.C$2])" office:value-type="float" office:value="4830.25" calcext:value-type="float">
            <text:p>4830.25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  <table:table-cell table:formula="of:=([.A584] - [.C$2])*([.A584] - [.C$2])" office:value-type="float" office:value="4970.25" calcext:value-type="float">
            <text:p>4970.25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  <table:table-cell table:formula="of:=([.A585] - [.C$2])*([.A585] - [.C$2])" office:value-type="float" office:value="5112.25" calcext:value-type="float">
            <text:p>5112.25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  <table:table-cell table:formula="of:=([.A586] - [.C$2])*([.A586] - [.C$2])" office:value-type="float" office:value="5256.25" calcext:value-type="float">
            <text:p>5256.25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  <table:table-cell table:formula="of:=([.A587] - [.C$2])*([.A587] - [.C$2])" office:value-type="float" office:value="5402.25" calcext:value-type="float">
            <text:p>5402.2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  <table:table-cell table:formula="of:=([.A588] - [.C$2])*([.A588] - [.C$2])" office:value-type="float" office:value="5550.25" calcext:value-type="float">
            <text:p>5550.25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  <table:table-cell table:formula="of:=([.A589] - [.C$2])*([.A589] - [.C$2])" office:value-type="float" office:value="5700.25" calcext:value-type="float">
            <text:p>5700.25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  <table:table-cell table:formula="of:=([.A590] - [.C$2])*([.A590] - [.C$2])" office:value-type="float" office:value="5852.25" calcext:value-type="float">
            <text:p>5852.25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  <table:table-cell table:formula="of:=([.A591] - [.C$2])*([.A591] - [.C$2])" office:value-type="float" office:value="6006.25" calcext:value-type="float">
            <text:p>6006.25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  <table:table-cell table:formula="of:=([.A592] - [.C$2])*([.A592] - [.C$2])" office:value-type="float" office:value="6162.25" calcext:value-type="float">
            <text:p>6162.25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  <table:table-cell table:formula="of:=([.A593] - [.C$2])*([.A593] - [.C$2])" office:value-type="float" office:value="6320.25" calcext:value-type="float">
            <text:p>6320.25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  <table:table-cell table:formula="of:=([.A594] - [.C$2])*([.A594] - [.C$2])" office:value-type="float" office:value="6480.25" calcext:value-type="float">
            <text:p>6480.25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  <table:table-cell table:formula="of:=([.A595] - [.C$2])*([.A595] - [.C$2])" office:value-type="float" office:value="6642.25" calcext:value-type="float">
            <text:p>6642.25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  <table:table-cell table:formula="of:=([.A596] - [.C$2])*([.A596] - [.C$2])" office:value-type="float" office:value="6806.25" calcext:value-type="float">
            <text:p>6806.25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  <table:table-cell table:formula="of:=([.A597] - [.C$2])*([.A597] - [.C$2])" office:value-type="float" office:value="6972.25" calcext:value-type="float">
            <text:p>6972.2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  <table:table-cell table:formula="of:=([.A598] - [.C$2])*([.A598] - [.C$2])" office:value-type="float" office:value="7140.25" calcext:value-type="float">
            <text:p>7140.25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  <table:table-cell table:formula="of:=([.A599] - [.C$2])*([.A599] - [.C$2])" office:value-type="float" office:value="7310.25" calcext:value-type="float">
            <text:p>7310.25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  <table:table-cell table:formula="of:=([.A600] - [.C$2])*([.A600] - [.C$2])" office:value-type="float" office:value="7482.25" calcext:value-type="float">
            <text:p>7482.25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  <table:table-cell table:formula="of:=([.A601] - [.C$2])*([.A601] - [.C$2])" office:value-type="float" office:value="7656.25" calcext:value-type="float">
            <text:p>7656.2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table:formula="of:=([.A602] - [.C$2])*([.A602] - [.C$2])" office:value-type="float" office:value="7832.25" calcext:value-type="float">
            <text:p>7832.25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  <table:table-cell table:formula="of:=([.A603] - [.C$2])*([.A603] - [.C$2])" office:value-type="float" office:value="8010.25" calcext:value-type="float">
            <text:p>8010.25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  <table:table-cell table:formula="of:=([.A604] - [.C$2])*([.A604] - [.C$2])" office:value-type="float" office:value="8190.25" calcext:value-type="float">
            <text:p>8190.25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  <table:table-cell table:formula="of:=([.A605] - [.C$2])*([.A605] - [.C$2])" office:value-type="float" office:value="8372.25" calcext:value-type="float">
            <text:p>8372.25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  <table:table-cell table:formula="of:=([.A606] - [.C$2])*([.A606] - [.C$2])" office:value-type="float" office:value="8556.25" calcext:value-type="float">
            <text:p>8556.25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  <table:table-cell table:formula="of:=([.A607] - [.C$2])*([.A607] - [.C$2])" office:value-type="float" office:value="8742.25" calcext:value-type="float">
            <text:p>8742.2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  <table:table-cell table:formula="of:=([.A608] - [.C$2])*([.A608] - [.C$2])" office:value-type="float" office:value="8930.25" calcext:value-type="float">
            <text:p>8930.25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  <table:table-cell table:formula="of:=([.A609] - [.C$2])*([.A609] - [.C$2])" office:value-type="float" office:value="9120.25" calcext:value-type="float">
            <text:p>9120.25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  <table:table-cell table:formula="of:=([.A610] - [.C$2])*([.A610] - [.C$2])" office:value-type="float" office:value="9312.25" calcext:value-type="float">
            <text:p>9312.25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  <table:table-cell table:formula="of:=([.A611] - [.C$2])*([.A611] - [.C$2])" office:value-type="float" office:value="9506.25" calcext:value-type="float">
            <text:p>9506.25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  <table:table-cell table:formula="of:=([.A612] - [.C$2])*([.A612] - [.C$2])" office:value-type="float" office:value="9702.25" calcext:value-type="float">
            <text:p>9702.25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  <table:table-cell table:formula="of:=([.A613] - [.C$2])*([.A613] - [.C$2])" office:value-type="float" office:value="9900.25" calcext:value-type="float">
            <text:p>9900.25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  <table:table-cell table:formula="of:=([.A614] - [.C$2])*([.A614] - [.C$2])" office:value-type="float" office:value="10100.25" calcext:value-type="float">
            <text:p>10100.25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  <table:table-cell table:formula="of:=([.A615] - [.C$2])*([.A615] - [.C$2])" office:value-type="float" office:value="10302.25" calcext:value-type="float">
            <text:p>10302.25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  <table:table-cell table:formula="of:=([.A616] - [.C$2])*([.A616] - [.C$2])" office:value-type="float" office:value="10506.25" calcext:value-type="float">
            <text:p>10506.25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  <table:table-cell table:formula="of:=([.A617] - [.C$2])*([.A617] - [.C$2])" office:value-type="float" office:value="10712.25" calcext:value-type="float">
            <text:p>10712.2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  <table:table-cell table:formula="of:=([.A618] - [.C$2])*([.A618] - [.C$2])" office:value-type="float" office:value="10920.25" calcext:value-type="float">
            <text:p>10920.25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  <table:table-cell table:formula="of:=([.A619] - [.C$2])*([.A619] - [.C$2])" office:value-type="float" office:value="11130.25" calcext:value-type="float">
            <text:p>11130.25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  <table:table-cell table:formula="of:=([.A620] - [.C$2])*([.A620] - [.C$2])" office:value-type="float" office:value="11342.25" calcext:value-type="float">
            <text:p>11342.25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table:formula="of:=([.A621] - [.C$2])*([.A621] - [.C$2])" office:value-type="float" office:value="11556.25" calcext:value-type="float">
            <text:p>11556.25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table:formula="of:=([.A622] - [.C$2])*([.A622] - [.C$2])" office:value-type="float" office:value="11772.25" calcext:value-type="float">
            <text:p>11772.25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table:formula="of:=([.A623] - [.C$2])*([.A623] - [.C$2])" office:value-type="float" office:value="11990.25" calcext:value-type="float">
            <text:p>11990.25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table:formula="of:=([.A624] - [.C$2])*([.A624] - [.C$2])" office:value-type="float" office:value="12210.25" calcext:value-type="float">
            <text:p>12210.25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table:formula="of:=([.A625] - [.C$2])*([.A625] - [.C$2])" office:value-type="float" office:value="12432.25" calcext:value-type="float">
            <text:p>12432.25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table:formula="of:=([.A626] - [.C$2])*([.A626] - [.C$2])" office:value-type="float" office:value="12656.25" calcext:value-type="float">
            <text:p>12656.25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table:formula="of:=([.A627] - [.C$2])*([.A627] - [.C$2])" office:value-type="float" office:value="12882.25" calcext:value-type="float">
            <text:p>12882.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table:formula="of:=([.A628] - [.C$2])*([.A628] - [.C$2])" office:value-type="float" office:value="13110.25" calcext:value-type="float">
            <text:p>13110.25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table:formula="of:=([.A629] - [.C$2])*([.A629] - [.C$2])" office:value-type="float" office:value="13340.25" calcext:value-type="float">
            <text:p>13340.25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table:formula="of:=([.A630] - [.C$2])*([.A630] - [.C$2])" office:value-type="float" office:value="13572.25" calcext:value-type="float">
            <text:p>13572.25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table:formula="of:=([.A631] - [.C$2])*([.A631] - [.C$2])" office:value-type="float" office:value="13806.25" calcext:value-type="float">
            <text:p>13806.25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table:formula="of:=([.A632] - [.C$2])*([.A632] - [.C$2])" office:value-type="float" office:value="14042.25" calcext:value-type="float">
            <text:p>14042.25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table:formula="of:=([.A633] - [.C$2])*([.A633] - [.C$2])" office:value-type="float" office:value="14280.25" calcext:value-type="float">
            <text:p>14280.25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table:formula="of:=([.A634] - [.C$2])*([.A634] - [.C$2])" office:value-type="float" office:value="14520.25" calcext:value-type="float">
            <text:p>14520.25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table:formula="of:=([.A635] - [.C$2])*([.A635] - [.C$2])" office:value-type="float" office:value="14762.25" calcext:value-type="float">
            <text:p>14762.25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table:formula="of:=([.A636] - [.C$2])*([.A636] - [.C$2])" office:value-type="float" office:value="15006.25" calcext:value-type="float">
            <text:p>15006.25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table:formula="of:=([.A637] - [.C$2])*([.A637] - [.C$2])" office:value-type="float" office:value="15252.25" calcext:value-type="float">
            <text:p>15252.2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table:formula="of:=([.A638] - [.C$2])*([.A638] - [.C$2])" office:value-type="float" office:value="15500.25" calcext:value-type="float">
            <text:p>15500.25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  <table:table-cell table:formula="of:=([.A639] - [.C$2])*([.A639] - [.C$2])" office:value-type="float" office:value="15750.25" calcext:value-type="float">
            <text:p>15750.25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  <table:table-cell table:formula="of:=([.A640] - [.C$2])*([.A640] - [.C$2])" office:value-type="float" office:value="16002.25" calcext:value-type="float">
            <text:p>16002.25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  <table:table-cell table:formula="of:=([.A641] - [.C$2])*([.A641] - [.C$2])" office:value-type="float" office:value="16256.25" calcext:value-type="float">
            <text:p>16256.25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  <table:table-cell table:formula="of:=([.A642] - [.C$2])*([.A642] - [.C$2])" office:value-type="float" office:value="16512.25" calcext:value-type="float">
            <text:p>16512.25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  <table:table-cell table:formula="of:=([.A643] - [.C$2])*([.A643] - [.C$2])" office:value-type="float" office:value="16770.25" calcext:value-type="float">
            <text:p>16770.25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  <table:table-cell table:formula="of:=([.A644] - [.C$2])*([.A644] - [.C$2])" office:value-type="float" office:value="17030.25" calcext:value-type="float">
            <text:p>17030.25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  <table:table-cell table:formula="of:=([.A645] - [.C$2])*([.A645] - [.C$2])" office:value-type="float" office:value="17292.25" calcext:value-type="float">
            <text:p>17292.25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  <table:table-cell table:formula="of:=([.A646] - [.C$2])*([.A646] - [.C$2])" office:value-type="float" office:value="17556.25" calcext:value-type="float">
            <text:p>17556.25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  <table:table-cell table:formula="of:=([.A647] - [.C$2])*([.A647] - [.C$2])" office:value-type="float" office:value="17822.25" calcext:value-type="float">
            <text:p>17822.2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  <table:table-cell table:formula="of:=([.A648] - [.C$2])*([.A648] - [.C$2])" office:value-type="float" office:value="18090.25" calcext:value-type="float">
            <text:p>18090.25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  <table:table-cell table:formula="of:=([.A649] - [.C$2])*([.A649] - [.C$2])" office:value-type="float" office:value="18360.25" calcext:value-type="float">
            <text:p>18360.25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  <table:table-cell table:formula="of:=([.A650] - [.C$2])*([.A650] - [.C$2])" office:value-type="float" office:value="18632.25" calcext:value-type="float">
            <text:p>18632.25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  <table:table-cell table:formula="of:=([.A651] - [.C$2])*([.A651] - [.C$2])" office:value-type="float" office:value="18906.25" calcext:value-type="float">
            <text:p>18906.25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table:formula="of:=([.A652] - [.C$2])*([.A652] - [.C$2])" office:value-type="float" office:value="19182.25" calcext:value-type="float">
            <text:p>19182.25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  <table:table-cell table:formula="of:=([.A653] - [.C$2])*([.A653] - [.C$2])" office:value-type="float" office:value="19460.25" calcext:value-type="float">
            <text:p>19460.25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  <table:table-cell table:formula="of:=([.A654] - [.C$2])*([.A654] - [.C$2])" office:value-type="float" office:value="19740.25" calcext:value-type="float">
            <text:p>19740.25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  <table:table-cell table:formula="of:=([.A655] - [.C$2])*([.A655] - [.C$2])" office:value-type="float" office:value="20022.25" calcext:value-type="float">
            <text:p>20022.25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table:formula="of:=([.A656] - [.C$2])*([.A656] - [.C$2])" office:value-type="float" office:value="20306.25" calcext:value-type="float">
            <text:p>20306.25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  <table:table-cell table:formula="of:=([.A657] - [.C$2])*([.A657] - [.C$2])" office:value-type="float" office:value="20592.25" calcext:value-type="float">
            <text:p>20592.2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  <table:table-cell table:formula="of:=([.A658] - [.C$2])*([.A658] - [.C$2])" office:value-type="float" office:value="20880.25" calcext:value-type="float">
            <text:p>20880.25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  <table:table-cell table:formula="of:=([.A659] - [.C$2])*([.A659] - [.C$2])" office:value-type="float" office:value="21170.25" calcext:value-type="float">
            <text:p>21170.25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  <table:table-cell table:formula="of:=([.A660] - [.C$2])*([.A660] - [.C$2])" office:value-type="float" office:value="21462.25" calcext:value-type="float">
            <text:p>21462.25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table:formula="of:=([.A661] - [.C$2])*([.A661] - [.C$2])" office:value-type="float" office:value="21756.25" calcext:value-type="float">
            <text:p>21756.25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table:formula="of:=([.A662] - [.C$2])*([.A662] - [.C$2])" office:value-type="float" office:value="22052.25" calcext:value-type="float">
            <text:p>22052.25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table:formula="of:=([.A663] - [.C$2])*([.A663] - [.C$2])" office:value-type="float" office:value="22350.25" calcext:value-type="float">
            <text:p>22350.25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table:formula="of:=([.A664] - [.C$2])*([.A664] - [.C$2])" office:value-type="float" office:value="22650.25" calcext:value-type="float">
            <text:p>22650.25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table:formula="of:=([.A665] - [.C$2])*([.A665] - [.C$2])" office:value-type="float" office:value="22952.25" calcext:value-type="float">
            <text:p>22952.25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table:formula="of:=([.A666] - [.C$2])*([.A666] - [.C$2])" office:value-type="float" office:value="23256.25" calcext:value-type="float">
            <text:p>23256.25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table:formula="of:=([.A667] - [.C$2])*([.A667] - [.C$2])" office:value-type="float" office:value="23562.25" calcext:value-type="float">
            <text:p>23562.2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  <table:table-cell table:formula="of:=([.A668] - [.C$2])*([.A668] - [.C$2])" office:value-type="float" office:value="23870.25" calcext:value-type="float">
            <text:p>23870.25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table:formula="of:=([.A669] - [.C$2])*([.A669] - [.C$2])" office:value-type="float" office:value="24180.25" calcext:value-type="float">
            <text:p>24180.25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table:formula="of:=([.A670] - [.C$2])*([.A670] - [.C$2])" office:value-type="float" office:value="24492.25" calcext:value-type="float">
            <text:p>24492.25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  <table:table-cell table:formula="of:=([.A671] - [.C$2])*([.A671] - [.C$2])" office:value-type="float" office:value="24806.25" calcext:value-type="float">
            <text:p>24806.25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  <table:table-cell table:formula="of:=([.A672] - [.C$2])*([.A672] - [.C$2])" office:value-type="float" office:value="25122.25" calcext:value-type="float">
            <text:p>25122.25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  <table:table-cell table:formula="of:=([.A673] - [.C$2])*([.A673] - [.C$2])" office:value-type="float" office:value="25440.25" calcext:value-type="float">
            <text:p>25440.25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  <table:table-cell table:formula="of:=([.A674] - [.C$2])*([.A674] - [.C$2])" office:value-type="float" office:value="25760.25" calcext:value-type="float">
            <text:p>25760.25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table:formula="of:=([.A675] - [.C$2])*([.A675] - [.C$2])" office:value-type="float" office:value="26082.25" calcext:value-type="float">
            <text:p>26082.25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  <table:table-cell table:formula="of:=([.A676] - [.C$2])*([.A676] - [.C$2])" office:value-type="float" office:value="26406.25" calcext:value-type="float">
            <text:p>26406.25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  <table:table-cell table:formula="of:=([.A677] - [.C$2])*([.A677] - [.C$2])" office:value-type="float" office:value="26732.25" calcext:value-type="float">
            <text:p>26732.2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table:formula="of:=([.A678] - [.C$2])*([.A678] - [.C$2])" office:value-type="float" office:value="27060.25" calcext:value-type="float">
            <text:p>27060.25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  <table:table-cell table:formula="of:=([.A679] - [.C$2])*([.A679] - [.C$2])" office:value-type="float" office:value="27390.25" calcext:value-type="float">
            <text:p>27390.25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  <table:table-cell table:formula="of:=([.A680] - [.C$2])*([.A680] - [.C$2])" office:value-type="float" office:value="27722.25" calcext:value-type="float">
            <text:p>27722.25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  <table:table-cell table:formula="of:=([.A681] - [.C$2])*([.A681] - [.C$2])" office:value-type="float" office:value="28056.25" calcext:value-type="float">
            <text:p>28056.25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  <table:table-cell table:formula="of:=([.A682] - [.C$2])*([.A682] - [.C$2])" office:value-type="float" office:value="28392.25" calcext:value-type="float">
            <text:p>28392.25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/>
          <table:table-cell table:formula="of:=([.A683] - [.C$2])*([.A683] - [.C$2])" office:value-type="float" office:value="28730.25" calcext:value-type="float">
            <text:p>28730.25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  <table:table-cell table:formula="of:=([.A684] - [.C$2])*([.A684] - [.C$2])" office:value-type="float" office:value="29070.25" calcext:value-type="float">
            <text:p>29070.25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/>
          <table:table-cell table:formula="of:=([.A685] - [.C$2])*([.A685] - [.C$2])" office:value-type="float" office:value="29412.25" calcext:value-type="float">
            <text:p>29412.25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table:formula="of:=([.A686] - [.C$2])*([.A686] - [.C$2])" office:value-type="float" office:value="29756.25" calcext:value-type="float">
            <text:p>29756.25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  <table:table-cell table:formula="of:=([.A687] - [.C$2])*([.A687] - [.C$2])" office:value-type="float" office:value="30102.25" calcext:value-type="float">
            <text:p>30102.2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  <table:table-cell table:formula="of:=([.A688] - [.C$2])*([.A688] - [.C$2])" office:value-type="float" office:value="30450.25" calcext:value-type="float">
            <text:p>30450.25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table:formula="of:=([.A689] - [.C$2])*([.A689] - [.C$2])" office:value-type="float" office:value="30800.25" calcext:value-type="float">
            <text:p>30800.25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  <table:table-cell table:formula="of:=([.A690] - [.C$2])*([.A690] - [.C$2])" office:value-type="float" office:value="31152.25" calcext:value-type="float">
            <text:p>31152.25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table:formula="of:=([.A691] - [.C$2])*([.A691] - [.C$2])" office:value-type="float" office:value="31506.25" calcext:value-type="float">
            <text:p>31506.25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table:formula="of:=([.A692] - [.C$2])*([.A692] - [.C$2])" office:value-type="float" office:value="31862.25" calcext:value-type="float">
            <text:p>31862.25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  <table:table-cell table:formula="of:=([.A693] - [.C$2])*([.A693] - [.C$2])" office:value-type="float" office:value="32220.25" calcext:value-type="float">
            <text:p>32220.25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  <table:table-cell table:formula="of:=([.A694] - [.C$2])*([.A694] - [.C$2])" office:value-type="float" office:value="32580.25" calcext:value-type="float">
            <text:p>32580.25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  <table:table-cell table:formula="of:=([.A695] - [.C$2])*([.A695] - [.C$2])" office:value-type="float" office:value="32942.25" calcext:value-type="float">
            <text:p>32942.25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  <table:table-cell table:formula="of:=([.A696] - [.C$2])*([.A696] - [.C$2])" office:value-type="float" office:value="33306.25" calcext:value-type="float">
            <text:p>33306.25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  <table:table-cell table:formula="of:=([.A697] - [.C$2])*([.A697] - [.C$2])" office:value-type="float" office:value="33672.25" calcext:value-type="float">
            <text:p>33672.2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  <table:table-cell table:formula="of:=([.A698] - [.C$2])*([.A698] - [.C$2])" office:value-type="float" office:value="34040.25" calcext:value-type="float">
            <text:p>34040.25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  <table:table-cell table:formula="of:=([.A699] - [.C$2])*([.A699] - [.C$2])" office:value-type="float" office:value="34410.25" calcext:value-type="float">
            <text:p>34410.25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  <table:table-cell table:formula="of:=([.A700] - [.C$2])*([.A700] - [.C$2])" office:value-type="float" office:value="34782.25" calcext:value-type="float">
            <text:p>34782.25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  <table:table-cell table:formula="of:=([.A701] - [.C$2])*([.A701] - [.C$2])" office:value-type="float" office:value="35156.25" calcext:value-type="float">
            <text:p>35156.2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  <table:table-cell table:formula="of:=([.A702] - [.C$2])*([.A702] - [.C$2])" office:value-type="float" office:value="35532.25" calcext:value-type="float">
            <text:p>35532.25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  <table:table-cell table:formula="of:=([.A703] - [.C$2])*([.A703] - [.C$2])" office:value-type="float" office:value="35910.25" calcext:value-type="float">
            <text:p>35910.25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table:formula="of:=([.A704] - [.C$2])*([.A704] - [.C$2])" office:value-type="float" office:value="36290.25" calcext:value-type="float">
            <text:p>36290.25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  <table:table-cell table:formula="of:=([.A705] - [.C$2])*([.A705] - [.C$2])" office:value-type="float" office:value="36672.25" calcext:value-type="float">
            <text:p>36672.25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table:formula="of:=([.A706] - [.C$2])*([.A706] - [.C$2])" office:value-type="float" office:value="37056.25" calcext:value-type="float">
            <text:p>37056.25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  <table:table-cell table:formula="of:=([.A707] - [.C$2])*([.A707] - [.C$2])" office:value-type="float" office:value="37442.25" calcext:value-type="float">
            <text:p>37442.2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  <table:table-cell table:formula="of:=([.A708] - [.C$2])*([.A708] - [.C$2])" office:value-type="float" office:value="37830.25" calcext:value-type="float">
            <text:p>37830.25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/>
          <table:table-cell table:formula="of:=([.A709] - [.C$2])*([.A709] - [.C$2])" office:value-type="float" office:value="38220.25" calcext:value-type="float">
            <text:p>38220.25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  <table:table-cell table:formula="of:=([.A710] - [.C$2])*([.A710] - [.C$2])" office:value-type="float" office:value="38612.25" calcext:value-type="float">
            <text:p>38612.25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  <table:table-cell table:formula="of:=([.A711] - [.C$2])*([.A711] - [.C$2])" office:value-type="float" office:value="39006.25" calcext:value-type="float">
            <text:p>39006.25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  <table:table-cell table:formula="of:=([.A712] - [.C$2])*([.A712] - [.C$2])" office:value-type="float" office:value="39402.25" calcext:value-type="float">
            <text:p>39402.25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  <table:table-cell table:formula="of:=([.A713] - [.C$2])*([.A713] - [.C$2])" office:value-type="float" office:value="39800.25" calcext:value-type="float">
            <text:p>39800.25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/>
          <table:table-cell table:formula="of:=([.A714] - [.C$2])*([.A714] - [.C$2])" office:value-type="float" office:value="40200.25" calcext:value-type="float">
            <text:p>40200.25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  <table:table-cell table:formula="of:=([.A715] - [.C$2])*([.A715] - [.C$2])" office:value-type="float" office:value="40602.25" calcext:value-type="float">
            <text:p>40602.25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  <table:table-cell table:formula="of:=([.A716] - [.C$2])*([.A716] - [.C$2])" office:value-type="float" office:value="41006.25" calcext:value-type="float">
            <text:p>41006.25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  <table:table-cell table:formula="of:=([.A717] - [.C$2])*([.A717] - [.C$2])" office:value-type="float" office:value="41412.25" calcext:value-type="float">
            <text:p>41412.2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  <table:table-cell table:formula="of:=([.A718] - [.C$2])*([.A718] - [.C$2])" office:value-type="float" office:value="41820.25" calcext:value-type="float">
            <text:p>41820.25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/>
          <table:table-cell table:formula="of:=([.A719] - [.C$2])*([.A719] - [.C$2])" office:value-type="float" office:value="42230.25" calcext:value-type="float">
            <text:p>42230.25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  <table:table-cell table:formula="of:=([.A720] - [.C$2])*([.A720] - [.C$2])" office:value-type="float" office:value="42642.25" calcext:value-type="float">
            <text:p>42642.25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  <table:table-cell table:formula="of:=([.A721] - [.C$2])*([.A721] - [.C$2])" office:value-type="float" office:value="43056.25" calcext:value-type="float">
            <text:p>43056.25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  <table:table-cell table:formula="of:=([.A722] - [.C$2])*([.A722] - [.C$2])" office:value-type="float" office:value="43472.25" calcext:value-type="float">
            <text:p>43472.25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  <table:table-cell table:formula="of:=([.A723] - [.C$2])*([.A723] - [.C$2])" office:value-type="float" office:value="43890.25" calcext:value-type="float">
            <text:p>43890.25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/>
          <table:table-cell table:formula="of:=([.A724] - [.C$2])*([.A724] - [.C$2])" office:value-type="float" office:value="44310.25" calcext:value-type="float">
            <text:p>44310.25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table:formula="of:=([.A725] - [.C$2])*([.A725] - [.C$2])" office:value-type="float" office:value="44732.25" calcext:value-type="float">
            <text:p>44732.25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  <table:table-cell table:formula="of:=([.A726] - [.C$2])*([.A726] - [.C$2])" office:value-type="float" office:value="45156.25" calcext:value-type="float">
            <text:p>45156.25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  <table:table-cell table:formula="of:=([.A727] - [.C$2])*([.A727] - [.C$2])" office:value-type="float" office:value="45582.25" calcext:value-type="float">
            <text:p>45582.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  <table:table-cell table:formula="of:=([.A728] - [.C$2])*([.A728] - [.C$2])" office:value-type="float" office:value="46010.25" calcext:value-type="float">
            <text:p>46010.25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  <table:table-cell table:formula="of:=([.A729] - [.C$2])*([.A729] - [.C$2])" office:value-type="float" office:value="46440.25" calcext:value-type="float">
            <text:p>46440.25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  <table:table-cell table:formula="of:=([.A730] - [.C$2])*([.A730] - [.C$2])" office:value-type="float" office:value="46872.25" calcext:value-type="float">
            <text:p>46872.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/>
          <table:table-cell table:formula="of:=([.A731] - [.C$2])*([.A731] - [.C$2])" office:value-type="float" office:value="47306.25" calcext:value-type="float">
            <text:p>47306.25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  <table:table-cell table:formula="of:=([.A732] - [.C$2])*([.A732] - [.C$2])" office:value-type="float" office:value="47742.25" calcext:value-type="float">
            <text:p>47742.25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/>
          <table:table-cell table:formula="of:=([.A733] - [.C$2])*([.A733] - [.C$2])" office:value-type="float" office:value="48180.25" calcext:value-type="float">
            <text:p>48180.25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  <table:table-cell table:formula="of:=([.A734] - [.C$2])*([.A734] - [.C$2])" office:value-type="float" office:value="48620.25" calcext:value-type="float">
            <text:p>48620.25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  <table:table-cell table:formula="of:=([.A735] - [.C$2])*([.A735] - [.C$2])" office:value-type="float" office:value="49062.25" calcext:value-type="float">
            <text:p>49062.25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  <table:table-cell table:formula="of:=([.A736] - [.C$2])*([.A736] - [.C$2])" office:value-type="float" office:value="49506.25" calcext:value-type="float">
            <text:p>49506.25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/>
          <table:table-cell table:formula="of:=([.A737] - [.C$2])*([.A737] - [.C$2])" office:value-type="float" office:value="49952.25" calcext:value-type="float">
            <text:p>49952.2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  <table:table-cell table:formula="of:=([.A738] - [.C$2])*([.A738] - [.C$2])" office:value-type="float" office:value="50400.25" calcext:value-type="float">
            <text:p>50400.25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/>
          <table:table-cell table:formula="of:=([.A739] - [.C$2])*([.A739] - [.C$2])" office:value-type="float" office:value="50850.25" calcext:value-type="float">
            <text:p>50850.25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/>
          <table:table-cell table:formula="of:=([.A740] - [.C$2])*([.A740] - [.C$2])" office:value-type="float" office:value="51302.25" calcext:value-type="float">
            <text:p>51302.25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/>
          <table:table-cell table:formula="of:=([.A741] - [.C$2])*([.A741] - [.C$2])" office:value-type="float" office:value="51756.25" calcext:value-type="float">
            <text:p>51756.25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  <table:table-cell table:formula="of:=([.A742] - [.C$2])*([.A742] - [.C$2])" office:value-type="float" office:value="52212.25" calcext:value-type="float">
            <text:p>52212.25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  <table:table-cell table:formula="of:=([.A743] - [.C$2])*([.A743] - [.C$2])" office:value-type="float" office:value="52670.25" calcext:value-type="float">
            <text:p>52670.25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  <table:table-cell table:formula="of:=([.A744] - [.C$2])*([.A744] - [.C$2])" office:value-type="float" office:value="53130.25" calcext:value-type="float">
            <text:p>53130.25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  <table:table-cell table:formula="of:=([.A745] - [.C$2])*([.A745] - [.C$2])" office:value-type="float" office:value="53592.25" calcext:value-type="float">
            <text:p>53592.25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/>
          <table:table-cell table:formula="of:=([.A746] - [.C$2])*([.A746] - [.C$2])" office:value-type="float" office:value="54056.25" calcext:value-type="float">
            <text:p>54056.25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table:formula="of:=([.A747] - [.C$2])*([.A747] - [.C$2])" office:value-type="float" office:value="54522.25" calcext:value-type="float">
            <text:p>54522.2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  <table:table-cell table:formula="of:=([.A748] - [.C$2])*([.A748] - [.C$2])" office:value-type="float" office:value="54990.25" calcext:value-type="float">
            <text:p>54990.25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  <table:table-cell table:formula="of:=([.A749] - [.C$2])*([.A749] - [.C$2])" office:value-type="float" office:value="55460.25" calcext:value-type="float">
            <text:p>55460.25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  <table:table-cell table:formula="of:=([.A750] - [.C$2])*([.A750] - [.C$2])" office:value-type="float" office:value="55932.25" calcext:value-type="float">
            <text:p>55932.25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/>
          <table:table-cell table:formula="of:=([.A751] - [.C$2])*([.A751] - [.C$2])" office:value-type="float" office:value="56406.25" calcext:value-type="float">
            <text:p>56406.25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  <table:table-cell table:formula="of:=([.A752] - [.C$2])*([.A752] - [.C$2])" office:value-type="float" office:value="56882.25" calcext:value-type="float">
            <text:p>56882.25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/>
          <table:table-cell table:formula="of:=([.A753] - [.C$2])*([.A753] - [.C$2])" office:value-type="float" office:value="57360.25" calcext:value-type="float">
            <text:p>57360.25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/>
          <table:table-cell table:formula="of:=([.A754] - [.C$2])*([.A754] - [.C$2])" office:value-type="float" office:value="57840.25" calcext:value-type="float">
            <text:p>57840.25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  <table:table-cell table:formula="of:=([.A755] - [.C$2])*([.A755] - [.C$2])" office:value-type="float" office:value="58322.25" calcext:value-type="float">
            <text:p>58322.25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  <table:table-cell table:formula="of:=([.A756] - [.C$2])*([.A756] - [.C$2])" office:value-type="float" office:value="58806.25" calcext:value-type="float">
            <text:p>58806.25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  <table:table-cell table:formula="of:=([.A757] - [.C$2])*([.A757] - [.C$2])" office:value-type="float" office:value="59292.25" calcext:value-type="float">
            <text:p>59292.2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  <table:table-cell table:formula="of:=([.A758] - [.C$2])*([.A758] - [.C$2])" office:value-type="float" office:value="59780.25" calcext:value-type="float">
            <text:p>59780.2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  <table:table-cell table:formula="of:=([.A759] - [.C$2])*([.A759] - [.C$2])" office:value-type="float" office:value="60270.25" calcext:value-type="float">
            <text:p>60270.25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/>
          <table:table-cell table:formula="of:=([.A760] - [.C$2])*([.A760] - [.C$2])" office:value-type="float" office:value="60762.25" calcext:value-type="float">
            <text:p>60762.25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  <table:table-cell table:formula="of:=([.A761] - [.C$2])*([.A761] - [.C$2])" office:value-type="float" office:value="61256.25" calcext:value-type="float">
            <text:p>61256.25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  <table:table-cell table:formula="of:=([.A762] - [.C$2])*([.A762] - [.C$2])" office:value-type="float" office:value="61752.25" calcext:value-type="float">
            <text:p>61752.25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  <table:table-cell table:formula="of:=([.A763] - [.C$2])*([.A763] - [.C$2])" office:value-type="float" office:value="62250.25" calcext:value-type="float">
            <text:p>62250.25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/>
          <table:table-cell table:formula="of:=([.A764] - [.C$2])*([.A764] - [.C$2])" office:value-type="float" office:value="62750.25" calcext:value-type="float">
            <text:p>62750.25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/>
          <table:table-cell table:formula="of:=([.A765] - [.C$2])*([.A765] - [.C$2])" office:value-type="float" office:value="63252.25" calcext:value-type="float">
            <text:p>63252.25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/>
          <table:table-cell table:formula="of:=([.A766] - [.C$2])*([.A766] - [.C$2])" office:value-type="float" office:value="63756.25" calcext:value-type="float">
            <text:p>63756.25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  <table:table-cell table:formula="of:=([.A767] - [.C$2])*([.A767] - [.C$2])" office:value-type="float" office:value="64262.25" calcext:value-type="float">
            <text:p>64262.2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/>
          <table:table-cell table:formula="of:=([.A768] - [.C$2])*([.A768] - [.C$2])" office:value-type="float" office:value="64770.25" calcext:value-type="float">
            <text:p>64770.2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/>
          <table:table-cell table:formula="of:=([.A769] - [.C$2])*([.A769] - [.C$2])" office:value-type="float" office:value="65280.25" calcext:value-type="float">
            <text:p>65280.25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  <table:table-cell table:formula="of:=([.A770] - [.C$2])*([.A770] - [.C$2])" office:value-type="float" office:value="65792.25" calcext:value-type="float">
            <text:p>65792.25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  <table:table-cell table:formula="of:=([.A771] - [.C$2])*([.A771] - [.C$2])" office:value-type="float" office:value="66306.25" calcext:value-type="float">
            <text:p>66306.25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  <table:table-cell table:formula="of:=([.A772] - [.C$2])*([.A772] - [.C$2])" office:value-type="float" office:value="66822.25" calcext:value-type="float">
            <text:p>66822.25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/>
          <table:table-cell table:formula="of:=([.A773] - [.C$2])*([.A773] - [.C$2])" office:value-type="float" office:value="67340.25" calcext:value-type="float">
            <text:p>67340.25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/>
          <table:table-cell table:formula="of:=([.A774] - [.C$2])*([.A774] - [.C$2])" office:value-type="float" office:value="67860.25" calcext:value-type="float">
            <text:p>67860.25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  <table:table-cell table:formula="of:=([.A775] - [.C$2])*([.A775] - [.C$2])" office:value-type="float" office:value="68382.25" calcext:value-type="float">
            <text:p>68382.25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  <table:table-cell table:formula="of:=([.A776] - [.C$2])*([.A776] - [.C$2])" office:value-type="float" office:value="68906.25" calcext:value-type="float">
            <text:p>68906.25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/>
          <table:table-cell table:formula="of:=([.A777] - [.C$2])*([.A777] - [.C$2])" office:value-type="float" office:value="69432.25" calcext:value-type="float">
            <text:p>69432.2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/>
          <table:table-cell table:formula="of:=([.A778] - [.C$2])*([.A778] - [.C$2])" office:value-type="float" office:value="69960.25" calcext:value-type="float">
            <text:p>69960.25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/>
          <table:table-cell table:formula="of:=([.A779] - [.C$2])*([.A779] - [.C$2])" office:value-type="float" office:value="70490.25" calcext:value-type="float">
            <text:p>70490.25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/>
          <table:table-cell table:formula="of:=([.A780] - [.C$2])*([.A780] - [.C$2])" office:value-type="float" office:value="71022.25" calcext:value-type="float">
            <text:p>71022.25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/>
          <table:table-cell table:formula="of:=([.A781] - [.C$2])*([.A781] - [.C$2])" office:value-type="float" office:value="71556.25" calcext:value-type="float">
            <text:p>71556.25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table:formula="of:=([.A782] - [.C$2])*([.A782] - [.C$2])" office:value-type="float" office:value="72092.25" calcext:value-type="float">
            <text:p>72092.25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/>
          <table:table-cell table:formula="of:=([.A783] - [.C$2])*([.A783] - [.C$2])" office:value-type="float" office:value="72630.25" calcext:value-type="float">
            <text:p>72630.25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/>
          <table:table-cell table:formula="of:=([.A784] - [.C$2])*([.A784] - [.C$2])" office:value-type="float" office:value="73170.25" calcext:value-type="float">
            <text:p>73170.25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/>
          <table:table-cell table:formula="of:=([.A785] - [.C$2])*([.A785] - [.C$2])" office:value-type="float" office:value="73712.25" calcext:value-type="float">
            <text:p>73712.25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/>
          <table:table-cell table:formula="of:=([.A786] - [.C$2])*([.A786] - [.C$2])" office:value-type="float" office:value="74256.25" calcext:value-type="float">
            <text:p>74256.25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  <table:table-cell table:formula="of:=([.A787] - [.C$2])*([.A787] - [.C$2])" office:value-type="float" office:value="74802.25" calcext:value-type="float">
            <text:p>74802.2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  <table:table-cell table:formula="of:=([.A788] - [.C$2])*([.A788] - [.C$2])" office:value-type="float" office:value="75350.25" calcext:value-type="float">
            <text:p>75350.25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/>
          <table:table-cell table:formula="of:=([.A789] - [.C$2])*([.A789] - [.C$2])" office:value-type="float" office:value="75900.25" calcext:value-type="float">
            <text:p>75900.25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/>
          <table:table-cell table:formula="of:=([.A790] - [.C$2])*([.A790] - [.C$2])" office:value-type="float" office:value="76452.25" calcext:value-type="float">
            <text:p>76452.25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  <table:table-cell table:formula="of:=([.A791] - [.C$2])*([.A791] - [.C$2])" office:value-type="float" office:value="77006.25" calcext:value-type="float">
            <text:p>77006.25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/>
          <table:table-cell table:formula="of:=([.A792] - [.C$2])*([.A792] - [.C$2])" office:value-type="float" office:value="77562.25" calcext:value-type="float">
            <text:p>77562.25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table:formula="of:=([.A793] - [.C$2])*([.A793] - [.C$2])" office:value-type="float" office:value="78120.25" calcext:value-type="float">
            <text:p>78120.25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/>
          <table:table-cell table:formula="of:=([.A794] - [.C$2])*([.A794] - [.C$2])" office:value-type="float" office:value="78680.25" calcext:value-type="float">
            <text:p>78680.25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/>
          <table:table-cell table:formula="of:=([.A795] - [.C$2])*([.A795] - [.C$2])" office:value-type="float" office:value="79242.25" calcext:value-type="float">
            <text:p>79242.25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  <table:table-cell table:formula="of:=([.A796] - [.C$2])*([.A796] - [.C$2])" office:value-type="float" office:value="79806.25" calcext:value-type="float">
            <text:p>79806.25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/>
          <table:table-cell table:formula="of:=([.A797] - [.C$2])*([.A797] - [.C$2])" office:value-type="float" office:value="80372.25" calcext:value-type="float">
            <text:p>80372.2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/>
          <table:table-cell table:formula="of:=([.A798] - [.C$2])*([.A798] - [.C$2])" office:value-type="float" office:value="80940.25" calcext:value-type="float">
            <text:p>80940.25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/>
          <table:table-cell table:formula="of:=([.A799] - [.C$2])*([.A799] - [.C$2])" office:value-type="float" office:value="81510.25" calcext:value-type="float">
            <text:p>81510.25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/>
          <table:table-cell table:formula="of:=([.A800] - [.C$2])*([.A800] - [.C$2])" office:value-type="float" office:value="82082.25" calcext:value-type="float">
            <text:p>82082.25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/>
          <table:table-cell table:formula="of:=([.A801] - [.C$2])*([.A801] - [.C$2])" office:value-type="float" office:value="82656.25" calcext:value-type="float">
            <text:p>82656.2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table:formula="of:=([.A802] - [.C$2])*([.A802] - [.C$2])" office:value-type="float" office:value="83232.25" calcext:value-type="float">
            <text:p>83232.25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table:formula="of:=([.A803] - [.C$2])*([.A803] - [.C$2])" office:value-type="float" office:value="83810.25" calcext:value-type="float">
            <text:p>83810.25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/>
          <table:table-cell table:formula="of:=([.A804] - [.C$2])*([.A804] - [.C$2])" office:value-type="float" office:value="84390.25" calcext:value-type="float">
            <text:p>84390.25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/>
          <table:table-cell table:formula="of:=([.A805] - [.C$2])*([.A805] - [.C$2])" office:value-type="float" office:value="84972.25" calcext:value-type="float">
            <text:p>84972.25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/>
          <table:table-cell table:formula="of:=([.A806] - [.C$2])*([.A806] - [.C$2])" office:value-type="float" office:value="85556.25" calcext:value-type="float">
            <text:p>85556.25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/>
          <table:table-cell table:formula="of:=([.A807] - [.C$2])*([.A807] - [.C$2])" office:value-type="float" office:value="86142.25" calcext:value-type="float">
            <text:p>86142.2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/>
          <table:table-cell table:formula="of:=([.A808] - [.C$2])*([.A808] - [.C$2])" office:value-type="float" office:value="86730.25" calcext:value-type="float">
            <text:p>86730.25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  <table:table-cell table:formula="of:=([.A809] - [.C$2])*([.A809] - [.C$2])" office:value-type="float" office:value="87320.25" calcext:value-type="float">
            <text:p>87320.25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/>
          <table:table-cell table:formula="of:=([.A810] - [.C$2])*([.A810] - [.C$2])" office:value-type="float" office:value="87912.25" calcext:value-type="float">
            <text:p>87912.25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table:formula="of:=([.A811] - [.C$2])*([.A811] - [.C$2])" office:value-type="float" office:value="88506.25" calcext:value-type="float">
            <text:p>88506.25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  <table:table-cell table:formula="of:=([.A812] - [.C$2])*([.A812] - [.C$2])" office:value-type="float" office:value="89102.25" calcext:value-type="float">
            <text:p>89102.25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/>
          <table:table-cell table:formula="of:=([.A813] - [.C$2])*([.A813] - [.C$2])" office:value-type="float" office:value="89700.25" calcext:value-type="float">
            <text:p>89700.25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/>
          <table:table-cell table:formula="of:=([.A814] - [.C$2])*([.A814] - [.C$2])" office:value-type="float" office:value="90300.25" calcext:value-type="float">
            <text:p>90300.25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/>
          <table:table-cell table:formula="of:=([.A815] - [.C$2])*([.A815] - [.C$2])" office:value-type="float" office:value="90902.25" calcext:value-type="float">
            <text:p>90902.25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  <table:table-cell table:formula="of:=([.A816] - [.C$2])*([.A816] - [.C$2])" office:value-type="float" office:value="91506.25" calcext:value-type="float">
            <text:p>91506.25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/>
          <table:table-cell table:formula="of:=([.A817] - [.C$2])*([.A817] - [.C$2])" office:value-type="float" office:value="92112.25" calcext:value-type="float">
            <text:p>92112.2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  <table:table-cell table:formula="of:=([.A818] - [.C$2])*([.A818] - [.C$2])" office:value-type="float" office:value="92720.25" calcext:value-type="float">
            <text:p>92720.25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table:formula="of:=([.A819] - [.C$2])*([.A819] - [.C$2])" office:value-type="float" office:value="93330.25" calcext:value-type="float">
            <text:p>93330.25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  <table:table-cell table:formula="of:=([.A820] - [.C$2])*([.A820] - [.C$2])" office:value-type="float" office:value="93942.25" calcext:value-type="float">
            <text:p>93942.25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/>
          <table:table-cell table:formula="of:=([.A821] - [.C$2])*([.A821] - [.C$2])" office:value-type="float" office:value="94556.25" calcext:value-type="float">
            <text:p>94556.25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/>
          <table:table-cell table:formula="of:=([.A822] - [.C$2])*([.A822] - [.C$2])" office:value-type="float" office:value="95172.25" calcext:value-type="float">
            <text:p>95172.25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/>
          <table:table-cell table:formula="of:=([.A823] - [.C$2])*([.A823] - [.C$2])" office:value-type="float" office:value="95790.25" calcext:value-type="float">
            <text:p>95790.25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/>
          <table:table-cell table:formula="of:=([.A824] - [.C$2])*([.A824] - [.C$2])" office:value-type="float" office:value="96410.25" calcext:value-type="float">
            <text:p>96410.25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  <table:table-cell table:formula="of:=([.A825] - [.C$2])*([.A825] - [.C$2])" office:value-type="float" office:value="97032.25" calcext:value-type="float">
            <text:p>97032.25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/>
          <table:table-cell table:formula="of:=([.A826] - [.C$2])*([.A826] - [.C$2])" office:value-type="float" office:value="97656.25" calcext:value-type="float">
            <text:p>97656.25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/>
          <table:table-cell table:formula="of:=([.A827] - [.C$2])*([.A827] - [.C$2])" office:value-type="float" office:value="98282.25" calcext:value-type="float">
            <text:p>98282.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/>
          <table:table-cell table:formula="of:=([.A828] - [.C$2])*([.A828] - [.C$2])" office:value-type="float" office:value="98910.25" calcext:value-type="float">
            <text:p>98910.25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/>
          <table:table-cell table:formula="of:=([.A829] - [.C$2])*([.A829] - [.C$2])" office:value-type="float" office:value="99540.25" calcext:value-type="float">
            <text:p>99540.25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/>
          <table:table-cell table:formula="of:=([.A830] - [.C$2])*([.A830] - [.C$2])" office:value-type="float" office:value="100172.25" calcext:value-type="float">
            <text:p>100172.25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/>
          <table:table-cell table:formula="of:=([.A831] - [.C$2])*([.A831] - [.C$2])" office:value-type="float" office:value="100806.25" calcext:value-type="float">
            <text:p>100806.25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table:formula="of:=([.A832] - [.C$2])*([.A832] - [.C$2])" office:value-type="float" office:value="101442.25" calcext:value-type="float">
            <text:p>101442.25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/>
          <table:table-cell table:formula="of:=([.A833] - [.C$2])*([.A833] - [.C$2])" office:value-type="float" office:value="102080.25" calcext:value-type="float">
            <text:p>102080.25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/>
          <table:table-cell table:formula="of:=([.A834] - [.C$2])*([.A834] - [.C$2])" office:value-type="float" office:value="102720.25" calcext:value-type="float">
            <text:p>102720.25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table:formula="of:=([.A835] - [.C$2])*([.A835] - [.C$2])" office:value-type="float" office:value="103362.25" calcext:value-type="float">
            <text:p>103362.25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/>
          <table:table-cell table:formula="of:=([.A836] - [.C$2])*([.A836] - [.C$2])" office:value-type="float" office:value="104006.25" calcext:value-type="float">
            <text:p>104006.25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/>
          <table:table-cell table:formula="of:=([.A837] - [.C$2])*([.A837] - [.C$2])" office:value-type="float" office:value="104652.25" calcext:value-type="float">
            <text:p>104652.2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/>
          <table:table-cell table:formula="of:=([.A838] - [.C$2])*([.A838] - [.C$2])" office:value-type="float" office:value="105300.25" calcext:value-type="float">
            <text:p>105300.25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/>
          <table:table-cell table:formula="of:=([.A839] - [.C$2])*([.A839] - [.C$2])" office:value-type="float" office:value="105950.25" calcext:value-type="float">
            <text:p>105950.25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/>
          <table:table-cell table:formula="of:=([.A840] - [.C$2])*([.A840] - [.C$2])" office:value-type="float" office:value="106602.25" calcext:value-type="float">
            <text:p>106602.25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table:formula="of:=([.A841] - [.C$2])*([.A841] - [.C$2])" office:value-type="float" office:value="107256.25" calcext:value-type="float">
            <text:p>107256.25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/>
          <table:table-cell table:formula="of:=([.A842] - [.C$2])*([.A842] - [.C$2])" office:value-type="float" office:value="107912.25" calcext:value-type="float">
            <text:p>107912.25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/>
          <table:table-cell table:formula="of:=([.A843] - [.C$2])*([.A843] - [.C$2])" office:value-type="float" office:value="108570.25" calcext:value-type="float">
            <text:p>108570.25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table:formula="of:=([.A844] - [.C$2])*([.A844] - [.C$2])" office:value-type="float" office:value="109230.25" calcext:value-type="float">
            <text:p>109230.25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/>
          <table:table-cell table:formula="of:=([.A845] - [.C$2])*([.A845] - [.C$2])" office:value-type="float" office:value="109892.25" calcext:value-type="float">
            <text:p>109892.25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/>
          <table:table-cell table:formula="of:=([.A846] - [.C$2])*([.A846] - [.C$2])" office:value-type="float" office:value="110556.25" calcext:value-type="float">
            <text:p>110556.25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  <table:table-cell table:formula="of:=([.A847] - [.C$2])*([.A847] - [.C$2])" office:value-type="float" office:value="111222.25" calcext:value-type="float">
            <text:p>111222.2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  <table:table-cell table:formula="of:=([.A848] - [.C$2])*([.A848] - [.C$2])" office:value-type="float" office:value="111890.25" calcext:value-type="float">
            <text:p>111890.25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table:formula="of:=([.A849] - [.C$2])*([.A849] - [.C$2])" office:value-type="float" office:value="112560.25" calcext:value-type="float">
            <text:p>112560.25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/>
          <table:table-cell table:formula="of:=([.A850] - [.C$2])*([.A850] - [.C$2])" office:value-type="float" office:value="113232.25" calcext:value-type="float">
            <text:p>113232.25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table:formula="of:=([.A851] - [.C$2])*([.A851] - [.C$2])" office:value-type="float" office:value="113906.25" calcext:value-type="float">
            <text:p>113906.25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/>
          <table:table-cell table:formula="of:=([.A852] - [.C$2])*([.A852] - [.C$2])" office:value-type="float" office:value="114582.25" calcext:value-type="float">
            <text:p>114582.25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  <table:table-cell table:formula="of:=([.A853] - [.C$2])*([.A853] - [.C$2])" office:value-type="float" office:value="115260.25" calcext:value-type="float">
            <text:p>115260.25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/>
          <table:table-cell table:formula="of:=([.A854] - [.C$2])*([.A854] - [.C$2])" office:value-type="float" office:value="115940.25" calcext:value-type="float">
            <text:p>115940.25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/>
          <table:table-cell table:formula="of:=([.A855] - [.C$2])*([.A855] - [.C$2])" office:value-type="float" office:value="116622.25" calcext:value-type="float">
            <text:p>116622.25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  <table:table-cell table:formula="of:=([.A856] - [.C$2])*([.A856] - [.C$2])" office:value-type="float" office:value="117306.25" calcext:value-type="float">
            <text:p>117306.25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  <table:table-cell table:formula="of:=([.A857] - [.C$2])*([.A857] - [.C$2])" office:value-type="float" office:value="117992.25" calcext:value-type="float">
            <text:p>117992.2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/>
          <table:table-cell table:formula="of:=([.A858] - [.C$2])*([.A858] - [.C$2])" office:value-type="float" office:value="118680.25" calcext:value-type="float">
            <text:p>118680.25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table:formula="of:=([.A859] - [.C$2])*([.A859] - [.C$2])" office:value-type="float" office:value="119370.25" calcext:value-type="float">
            <text:p>119370.25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/>
          <table:table-cell table:formula="of:=([.A860] - [.C$2])*([.A860] - [.C$2])" office:value-type="float" office:value="120062.25" calcext:value-type="float">
            <text:p>120062.25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table:formula="of:=([.A861] - [.C$2])*([.A861] - [.C$2])" office:value-type="float" office:value="120756.25" calcext:value-type="float">
            <text:p>120756.25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/>
          <table:table-cell table:formula="of:=([.A862] - [.C$2])*([.A862] - [.C$2])" office:value-type="float" office:value="121452.25" calcext:value-type="float">
            <text:p>121452.25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/>
          <table:table-cell table:formula="of:=([.A863] - [.C$2])*([.A863] - [.C$2])" office:value-type="float" office:value="122150.25" calcext:value-type="float">
            <text:p>122150.25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  <table:table-cell table:formula="of:=([.A864] - [.C$2])*([.A864] - [.C$2])" office:value-type="float" office:value="122850.25" calcext:value-type="float">
            <text:p>122850.25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/>
          <table:table-cell table:formula="of:=([.A865] - [.C$2])*([.A865] - [.C$2])" office:value-type="float" office:value="123552.25" calcext:value-type="float">
            <text:p>123552.25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/>
          <table:table-cell table:formula="of:=([.A866] - [.C$2])*([.A866] - [.C$2])" office:value-type="float" office:value="124256.25" calcext:value-type="float">
            <text:p>124256.25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/>
          <table:table-cell table:formula="of:=([.A867] - [.C$2])*([.A867] - [.C$2])" office:value-type="float" office:value="124962.25" calcext:value-type="float">
            <text:p>124962.2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/>
          <table:table-cell table:formula="of:=([.A868] - [.C$2])*([.A868] - [.C$2])" office:value-type="float" office:value="125670.25" calcext:value-type="float">
            <text:p>125670.25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/>
          <table:table-cell table:formula="of:=([.A869] - [.C$2])*([.A869] - [.C$2])" office:value-type="float" office:value="126380.25" calcext:value-type="float">
            <text:p>126380.25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/>
          <table:table-cell table:formula="of:=([.A870] - [.C$2])*([.A870] - [.C$2])" office:value-type="float" office:value="127092.25" calcext:value-type="float">
            <text:p>127092.25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/>
          <table:table-cell table:formula="of:=([.A871] - [.C$2])*([.A871] - [.C$2])" office:value-type="float" office:value="127806.25" calcext:value-type="float">
            <text:p>127806.25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/>
          <table:table-cell table:formula="of:=([.A872] - [.C$2])*([.A872] - [.C$2])" office:value-type="float" office:value="128522.25" calcext:value-type="float">
            <text:p>128522.25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/>
          <table:table-cell table:formula="of:=([.A873] - [.C$2])*([.A873] - [.C$2])" office:value-type="float" office:value="129240.25" calcext:value-type="float">
            <text:p>129240.25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  <table:table-cell table:formula="of:=([.A874] - [.C$2])*([.A874] - [.C$2])" office:value-type="float" office:value="129960.25" calcext:value-type="float">
            <text:p>129960.25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/>
          <table:table-cell table:formula="of:=([.A875] - [.C$2])*([.A875] - [.C$2])" office:value-type="float" office:value="130682.25" calcext:value-type="float">
            <text:p>130682.25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/>
          <table:table-cell table:formula="of:=([.A876] - [.C$2])*([.A876] - [.C$2])" office:value-type="float" office:value="131406.25" calcext:value-type="float">
            <text:p>131406.25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/>
          <table:table-cell table:formula="of:=([.A877] - [.C$2])*([.A877] - [.C$2])" office:value-type="float" office:value="132132.25" calcext:value-type="float">
            <text:p>132132.2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table:formula="of:=([.A878] - [.C$2])*([.A878] - [.C$2])" office:value-type="float" office:value="132860.25" calcext:value-type="float">
            <text:p>132860.25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  <table:table-cell table:formula="of:=([.A879] - [.C$2])*([.A879] - [.C$2])" office:value-type="float" office:value="133590.25" calcext:value-type="float">
            <text:p>133590.25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/>
          <table:table-cell table:formula="of:=([.A880] - [.C$2])*([.A880] - [.C$2])" office:value-type="float" office:value="134322.25" calcext:value-type="float">
            <text:p>134322.25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/>
          <table:table-cell table:formula="of:=([.A881] - [.C$2])*([.A881] - [.C$2])" office:value-type="float" office:value="135056.25" calcext:value-type="float">
            <text:p>135056.25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/>
          <table:table-cell table:formula="of:=([.A882] - [.C$2])*([.A882] - [.C$2])" office:value-type="float" office:value="135792.25" calcext:value-type="float">
            <text:p>135792.25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/>
          <table:table-cell table:formula="of:=([.A883] - [.C$2])*([.A883] - [.C$2])" office:value-type="float" office:value="136530.25" calcext:value-type="float">
            <text:p>136530.25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  <table:table-cell table:formula="of:=([.A884] - [.C$2])*([.A884] - [.C$2])" office:value-type="float" office:value="137270.25" calcext:value-type="float">
            <text:p>137270.25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/>
          <table:table-cell table:formula="of:=([.A885] - [.C$2])*([.A885] - [.C$2])" office:value-type="float" office:value="138012.25" calcext:value-type="float">
            <text:p>138012.25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/>
          <table:table-cell table:formula="of:=([.A886] - [.C$2])*([.A886] - [.C$2])" office:value-type="float" office:value="138756.25" calcext:value-type="float">
            <text:p>138756.25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/>
          <table:table-cell table:formula="of:=([.A887] - [.C$2])*([.A887] - [.C$2])" office:value-type="float" office:value="139502.25" calcext:value-type="float">
            <text:p>139502.2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  <table:table-cell table:formula="of:=([.A888] - [.C$2])*([.A888] - [.C$2])" office:value-type="float" office:value="140250.25" calcext:value-type="float">
            <text:p>140250.25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/>
          <table:table-cell table:formula="of:=([.A889] - [.C$2])*([.A889] - [.C$2])" office:value-type="float" office:value="141000.25" calcext:value-type="float">
            <text:p>141000.25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/>
          <table:table-cell table:formula="of:=([.A890] - [.C$2])*([.A890] - [.C$2])" office:value-type="float" office:value="141752.25" calcext:value-type="float">
            <text:p>141752.25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/>
          <table:table-cell table:formula="of:=([.A891] - [.C$2])*([.A891] - [.C$2])" office:value-type="float" office:value="142506.25" calcext:value-type="float">
            <text:p>142506.25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  <table:table-cell table:formula="of:=([.A892] - [.C$2])*([.A892] - [.C$2])" office:value-type="float" office:value="143262.25" calcext:value-type="float">
            <text:p>143262.25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/>
          <table:table-cell table:formula="of:=([.A893] - [.C$2])*([.A893] - [.C$2])" office:value-type="float" office:value="144020.25" calcext:value-type="float">
            <text:p>144020.25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/>
          <table:table-cell table:formula="of:=([.A894] - [.C$2])*([.A894] - [.C$2])" office:value-type="float" office:value="144780.25" calcext:value-type="float">
            <text:p>144780.25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/>
          <table:table-cell table:formula="of:=([.A895] - [.C$2])*([.A895] - [.C$2])" office:value-type="float" office:value="145542.25" calcext:value-type="float">
            <text:p>145542.25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/>
          <table:table-cell table:formula="of:=([.A896] - [.C$2])*([.A896] - [.C$2])" office:value-type="float" office:value="146306.25" calcext:value-type="float">
            <text:p>146306.25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table:formula="of:=([.A897] - [.C$2])*([.A897] - [.C$2])" office:value-type="float" office:value="147072.25" calcext:value-type="float">
            <text:p>147072.2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/>
          <table:table-cell table:formula="of:=([.A898] - [.C$2])*([.A898] - [.C$2])" office:value-type="float" office:value="147840.25" calcext:value-type="float">
            <text:p>147840.25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/>
          <table:table-cell table:formula="of:=([.A899] - [.C$2])*([.A899] - [.C$2])" office:value-type="float" office:value="148610.25" calcext:value-type="float">
            <text:p>148610.25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  <table:table-cell table:formula="of:=([.A900] - [.C$2])*([.A900] - [.C$2])" office:value-type="float" office:value="149382.25" calcext:value-type="float">
            <text:p>149382.25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/>
          <table:table-cell table:formula="of:=([.A901] - [.C$2])*([.A901] - [.C$2])" office:value-type="float" office:value="150156.25" calcext:value-type="float">
            <text:p>150156.25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/>
          <table:table-cell table:formula="of:=([.A902] - [.C$2])*([.A902] - [.C$2])" office:value-type="float" office:value="150932.25" calcext:value-type="float">
            <text:p>150932.25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/>
          <table:table-cell table:formula="of:=([.A903] - [.C$2])*([.A903] - [.C$2])" office:value-type="float" office:value="151710.25" calcext:value-type="float">
            <text:p>151710.25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/>
          <table:table-cell table:formula="of:=([.A904] - [.C$2])*([.A904] - [.C$2])" office:value-type="float" office:value="152490.25" calcext:value-type="float">
            <text:p>152490.25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/>
          <table:table-cell table:formula="of:=([.A905] - [.C$2])*([.A905] - [.C$2])" office:value-type="float" office:value="153272.25" calcext:value-type="float">
            <text:p>153272.25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/>
          <table:table-cell table:formula="of:=([.A906] - [.C$2])*([.A906] - [.C$2])" office:value-type="float" office:value="154056.25" calcext:value-type="float">
            <text:p>154056.25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/>
          <table:table-cell table:formula="of:=([.A907] - [.C$2])*([.A907] - [.C$2])" office:value-type="float" office:value="154842.25" calcext:value-type="float">
            <text:p>154842.2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/>
          <table:table-cell table:formula="of:=([.A908] - [.C$2])*([.A908] - [.C$2])" office:value-type="float" office:value="155630.25" calcext:value-type="float">
            <text:p>155630.25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/>
          <table:table-cell table:formula="of:=([.A909] - [.C$2])*([.A909] - [.C$2])" office:value-type="float" office:value="156420.25" calcext:value-type="float">
            <text:p>156420.25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  <table:table-cell table:formula="of:=([.A910] - [.C$2])*([.A910] - [.C$2])" office:value-type="float" office:value="157212.25" calcext:value-type="float">
            <text:p>157212.25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/>
          <table:table-cell table:formula="of:=([.A911] - [.C$2])*([.A911] - [.C$2])" office:value-type="float" office:value="158006.25" calcext:value-type="float">
            <text:p>158006.25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/>
          <table:table-cell table:formula="of:=([.A912] - [.C$2])*([.A912] - [.C$2])" office:value-type="float" office:value="158802.25" calcext:value-type="float">
            <text:p>158802.25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/>
          <table:table-cell table:formula="of:=([.A913] - [.C$2])*([.A913] - [.C$2])" office:value-type="float" office:value="159600.25" calcext:value-type="float">
            <text:p>159600.25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/>
          <table:table-cell table:formula="of:=([.A914] - [.C$2])*([.A914] - [.C$2])" office:value-type="float" office:value="160400.25" calcext:value-type="float">
            <text:p>160400.25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/>
          <table:table-cell table:formula="of:=([.A915] - [.C$2])*([.A915] - [.C$2])" office:value-type="float" office:value="161202.25" calcext:value-type="float">
            <text:p>161202.25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/>
          <table:table-cell table:formula="of:=([.A916] - [.C$2])*([.A916] - [.C$2])" office:value-type="float" office:value="162006.25" calcext:value-type="float">
            <text:p>162006.25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/>
          <table:table-cell table:formula="of:=([.A917] - [.C$2])*([.A917] - [.C$2])" office:value-type="float" office:value="162812.25" calcext:value-type="float">
            <text:p>162812.2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/>
          <table:table-cell table:formula="of:=([.A918] - [.C$2])*([.A918] - [.C$2])" office:value-type="float" office:value="163620.25" calcext:value-type="float">
            <text:p>163620.25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/>
          <table:table-cell table:formula="of:=([.A919] - [.C$2])*([.A919] - [.C$2])" office:value-type="float" office:value="164430.25" calcext:value-type="float">
            <text:p>164430.25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/>
          <table:table-cell table:formula="of:=([.A920] - [.C$2])*([.A920] - [.C$2])" office:value-type="float" office:value="165242.25" calcext:value-type="float">
            <text:p>165242.25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/>
          <table:table-cell table:formula="of:=([.A921] - [.C$2])*([.A921] - [.C$2])" office:value-type="float" office:value="166056.25" calcext:value-type="float">
            <text:p>166056.25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/>
          <table:table-cell table:formula="of:=([.A922] - [.C$2])*([.A922] - [.C$2])" office:value-type="float" office:value="166872.25" calcext:value-type="float">
            <text:p>166872.25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/>
          <table:table-cell table:formula="of:=([.A923] - [.C$2])*([.A923] - [.C$2])" office:value-type="float" office:value="167690.25" calcext:value-type="float">
            <text:p>167690.25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/>
          <table:table-cell table:formula="of:=([.A924] - [.C$2])*([.A924] - [.C$2])" office:value-type="float" office:value="168510.25" calcext:value-type="float">
            <text:p>168510.25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/>
          <table:table-cell table:formula="of:=([.A925] - [.C$2])*([.A925] - [.C$2])" office:value-type="float" office:value="169332.25" calcext:value-type="float">
            <text:p>169332.25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/>
          <table:table-cell table:formula="of:=([.A926] - [.C$2])*([.A926] - [.C$2])" office:value-type="float" office:value="170156.25" calcext:value-type="float">
            <text:p>170156.25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/>
          <table:table-cell table:formula="of:=([.A927] - [.C$2])*([.A927] - [.C$2])" office:value-type="float" office:value="170982.25" calcext:value-type="float">
            <text:p>170982.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/>
          <table:table-cell table:formula="of:=([.A928] - [.C$2])*([.A928] - [.C$2])" office:value-type="float" office:value="171810.25" calcext:value-type="float">
            <text:p>171810.25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/>
          <table:table-cell table:formula="of:=([.A929] - [.C$2])*([.A929] - [.C$2])" office:value-type="float" office:value="172640.25" calcext:value-type="float">
            <text:p>172640.25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/>
          <table:table-cell table:formula="of:=([.A930] - [.C$2])*([.A930] - [.C$2])" office:value-type="float" office:value="173472.25" calcext:value-type="float">
            <text:p>173472.25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/>
          <table:table-cell table:formula="of:=([.A931] - [.C$2])*([.A931] - [.C$2])" office:value-type="float" office:value="174306.25" calcext:value-type="float">
            <text:p>174306.25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/>
          <table:table-cell table:formula="of:=([.A932] - [.C$2])*([.A932] - [.C$2])" office:value-type="float" office:value="175142.25" calcext:value-type="float">
            <text:p>175142.25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/>
          <table:table-cell table:formula="of:=([.A933] - [.C$2])*([.A933] - [.C$2])" office:value-type="float" office:value="175980.25" calcext:value-type="float">
            <text:p>175980.25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/>
          <table:table-cell table:formula="of:=([.A934] - [.C$2])*([.A934] - [.C$2])" office:value-type="float" office:value="176820.25" calcext:value-type="float">
            <text:p>176820.25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/>
          <table:table-cell table:formula="of:=([.A935] - [.C$2])*([.A935] - [.C$2])" office:value-type="float" office:value="177662.25" calcext:value-type="float">
            <text:p>177662.25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/>
          <table:table-cell table:formula="of:=([.A936] - [.C$2])*([.A936] - [.C$2])" office:value-type="float" office:value="178506.25" calcext:value-type="float">
            <text:p>178506.25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/>
          <table:table-cell table:formula="of:=([.A937] - [.C$2])*([.A937] - [.C$2])" office:value-type="float" office:value="179352.25" calcext:value-type="float">
            <text:p>179352.2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  <table:table-cell table:formula="of:=([.A938] - [.C$2])*([.A938] - [.C$2])" office:value-type="float" office:value="180200.25" calcext:value-type="float">
            <text:p>180200.25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/>
          <table:table-cell table:formula="of:=([.A939] - [.C$2])*([.A939] - [.C$2])" office:value-type="float" office:value="181050.25" calcext:value-type="float">
            <text:p>181050.25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/>
          <table:table-cell table:formula="of:=([.A940] - [.C$2])*([.A940] - [.C$2])" office:value-type="float" office:value="181902.25" calcext:value-type="float">
            <text:p>181902.25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/>
          <table:table-cell table:formula="of:=([.A941] - [.C$2])*([.A941] - [.C$2])" office:value-type="float" office:value="182756.25" calcext:value-type="float">
            <text:p>182756.25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/>
          <table:table-cell table:formula="of:=([.A942] - [.C$2])*([.A942] - [.C$2])" office:value-type="float" office:value="183612.25" calcext:value-type="float">
            <text:p>183612.25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/>
          <table:table-cell table:formula="of:=([.A943] - [.C$2])*([.A943] - [.C$2])" office:value-type="float" office:value="184470.25" calcext:value-type="float">
            <text:p>184470.25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/>
          <table:table-cell table:formula="of:=([.A944] - [.C$2])*([.A944] - [.C$2])" office:value-type="float" office:value="185330.25" calcext:value-type="float">
            <text:p>185330.25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/>
          <table:table-cell table:formula="of:=([.A945] - [.C$2])*([.A945] - [.C$2])" office:value-type="float" office:value="186192.25" calcext:value-type="float">
            <text:p>186192.25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/>
          <table:table-cell table:formula="of:=([.A946] - [.C$2])*([.A946] - [.C$2])" office:value-type="float" office:value="187056.25" calcext:value-type="float">
            <text:p>187056.25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  <table:table-cell table:formula="of:=([.A947] - [.C$2])*([.A947] - [.C$2])" office:value-type="float" office:value="187922.25" calcext:value-type="float">
            <text:p>187922.2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/>
          <table:table-cell table:formula="of:=([.A948] - [.C$2])*([.A948] - [.C$2])" office:value-type="float" office:value="188790.25" calcext:value-type="float">
            <text:p>188790.25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/>
          <table:table-cell table:formula="of:=([.A949] - [.C$2])*([.A949] - [.C$2])" office:value-type="float" office:value="189660.25" calcext:value-type="float">
            <text:p>189660.25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/>
          <table:table-cell table:formula="of:=([.A950] - [.C$2])*([.A950] - [.C$2])" office:value-type="float" office:value="190532.25" calcext:value-type="float">
            <text:p>190532.25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/>
          <table:table-cell table:formula="of:=([.A951] - [.C$2])*([.A951] - [.C$2])" office:value-type="float" office:value="191406.25" calcext:value-type="float">
            <text:p>191406.25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/>
          <table:table-cell table:formula="of:=([.A952] - [.C$2])*([.A952] - [.C$2])" office:value-type="float" office:value="192282.25" calcext:value-type="float">
            <text:p>192282.25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/>
          <table:table-cell table:formula="of:=([.A953] - [.C$2])*([.A953] - [.C$2])" office:value-type="float" office:value="193160.25" calcext:value-type="float">
            <text:p>193160.25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/>
          <table:table-cell table:formula="of:=([.A954] - [.C$2])*([.A954] - [.C$2])" office:value-type="float" office:value="194040.25" calcext:value-type="float">
            <text:p>194040.25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/>
          <table:table-cell table:formula="of:=([.A955] - [.C$2])*([.A955] - [.C$2])" office:value-type="float" office:value="194922.25" calcext:value-type="float">
            <text:p>194922.25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/>
          <table:table-cell table:formula="of:=([.A956] - [.C$2])*([.A956] - [.C$2])" office:value-type="float" office:value="195806.25" calcext:value-type="float">
            <text:p>195806.25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/>
          <table:table-cell table:formula="of:=([.A957] - [.C$2])*([.A957] - [.C$2])" office:value-type="float" office:value="196692.25" calcext:value-type="float">
            <text:p>196692.2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/>
          <table:table-cell table:formula="of:=([.A958] - [.C$2])*([.A958] - [.C$2])" office:value-type="float" office:value="197580.25" calcext:value-type="float">
            <text:p>197580.25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/>
          <table:table-cell table:formula="of:=([.A959] - [.C$2])*([.A959] - [.C$2])" office:value-type="float" office:value="198470.25" calcext:value-type="float">
            <text:p>198470.25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/>
          <table:table-cell table:formula="of:=([.A960] - [.C$2])*([.A960] - [.C$2])" office:value-type="float" office:value="199362.25" calcext:value-type="float">
            <text:p>199362.25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/>
          <table:table-cell table:formula="of:=([.A961] - [.C$2])*([.A961] - [.C$2])" office:value-type="float" office:value="200256.25" calcext:value-type="float">
            <text:p>200256.25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/>
          <table:table-cell table:formula="of:=([.A962] - [.C$2])*([.A962] - [.C$2])" office:value-type="float" office:value="201152.25" calcext:value-type="float">
            <text:p>201152.25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/>
          <table:table-cell table:formula="of:=([.A963] - [.C$2])*([.A963] - [.C$2])" office:value-type="float" office:value="202050.25" calcext:value-type="float">
            <text:p>202050.25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/>
          <table:table-cell table:formula="of:=([.A964] - [.C$2])*([.A964] - [.C$2])" office:value-type="float" office:value="202950.25" calcext:value-type="float">
            <text:p>202950.25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/>
          <table:table-cell table:formula="of:=([.A965] - [.C$2])*([.A965] - [.C$2])" office:value-type="float" office:value="203852.25" calcext:value-type="float">
            <text:p>203852.25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/>
          <table:table-cell table:formula="of:=([.A966] - [.C$2])*([.A966] - [.C$2])" office:value-type="float" office:value="204756.25" calcext:value-type="float">
            <text:p>204756.25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  <table:table-cell table:formula="of:=([.A967] - [.C$2])*([.A967] - [.C$2])" office:value-type="float" office:value="205662.25" calcext:value-type="float">
            <text:p>205662.2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/>
          <table:table-cell table:formula="of:=([.A968] - [.C$2])*([.A968] - [.C$2])" office:value-type="float" office:value="206570.25" calcext:value-type="float">
            <text:p>206570.25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/>
          <table:table-cell table:formula="of:=([.A969] - [.C$2])*([.A969] - [.C$2])" office:value-type="float" office:value="207480.25" calcext:value-type="float">
            <text:p>207480.25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/>
          <table:table-cell table:formula="of:=([.A970] - [.C$2])*([.A970] - [.C$2])" office:value-type="float" office:value="208392.25" calcext:value-type="float">
            <text:p>208392.25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/>
          <table:table-cell table:formula="of:=([.A971] - [.C$2])*([.A971] - [.C$2])" office:value-type="float" office:value="209306.25" calcext:value-type="float">
            <text:p>209306.25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/>
          <table:table-cell table:formula="of:=([.A972] - [.C$2])*([.A972] - [.C$2])" office:value-type="float" office:value="210222.25" calcext:value-type="float">
            <text:p>210222.25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/>
          <table:table-cell table:formula="of:=([.A973] - [.C$2])*([.A973] - [.C$2])" office:value-type="float" office:value="211140.25" calcext:value-type="float">
            <text:p>211140.25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/>
          <table:table-cell table:formula="of:=([.A974] - [.C$2])*([.A974] - [.C$2])" office:value-type="float" office:value="212060.25" calcext:value-type="float">
            <text:p>212060.25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/>
          <table:table-cell table:formula="of:=([.A975] - [.C$2])*([.A975] - [.C$2])" office:value-type="float" office:value="212982.25" calcext:value-type="float">
            <text:p>212982.25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/>
          <table:table-cell table:formula="of:=([.A976] - [.C$2])*([.A976] - [.C$2])" office:value-type="float" office:value="213906.25" calcext:value-type="float">
            <text:p>213906.25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/>
          <table:table-cell table:formula="of:=([.A977] - [.C$2])*([.A977] - [.C$2])" office:value-type="float" office:value="214832.25" calcext:value-type="float">
            <text:p>214832.2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/>
          <table:table-cell table:formula="of:=([.A978] - [.C$2])*([.A978] - [.C$2])" office:value-type="float" office:value="215760.25" calcext:value-type="float">
            <text:p>215760.25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/>
          <table:table-cell table:formula="of:=([.A979] - [.C$2])*([.A979] - [.C$2])" office:value-type="float" office:value="216690.25" calcext:value-type="float">
            <text:p>216690.25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/>
          <table:table-cell table:formula="of:=([.A980] - [.C$2])*([.A980] - [.C$2])" office:value-type="float" office:value="217622.25" calcext:value-type="float">
            <text:p>217622.25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/>
          <table:table-cell table:formula="of:=([.A981] - [.C$2])*([.A981] - [.C$2])" office:value-type="float" office:value="218556.25" calcext:value-type="float">
            <text:p>218556.25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/>
          <table:table-cell table:formula="of:=([.A982] - [.C$2])*([.A982] - [.C$2])" office:value-type="float" office:value="219492.25" calcext:value-type="float">
            <text:p>219492.25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/>
          <table:table-cell table:formula="of:=([.A983] - [.C$2])*([.A983] - [.C$2])" office:value-type="float" office:value="220430.25" calcext:value-type="float">
            <text:p>220430.25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/>
          <table:table-cell table:formula="of:=([.A984] - [.C$2])*([.A984] - [.C$2])" office:value-type="float" office:value="221370.25" calcext:value-type="float">
            <text:p>221370.25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/>
          <table:table-cell table:formula="of:=([.A985] - [.C$2])*([.A985] - [.C$2])" office:value-type="float" office:value="222312.25" calcext:value-type="float">
            <text:p>222312.25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/>
          <table:table-cell table:formula="of:=([.A986] - [.C$2])*([.A986] - [.C$2])" office:value-type="float" office:value="223256.25" calcext:value-type="float">
            <text:p>223256.25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/>
          <table:table-cell table:formula="of:=([.A987] - [.C$2])*([.A987] - [.C$2])" office:value-type="float" office:value="224202.25" calcext:value-type="float">
            <text:p>224202.2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/>
          <table:table-cell table:formula="of:=([.A988] - [.C$2])*([.A988] - [.C$2])" office:value-type="float" office:value="225150.25" calcext:value-type="float">
            <text:p>225150.25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/>
          <table:table-cell table:formula="of:=([.A989] - [.C$2])*([.A989] - [.C$2])" office:value-type="float" office:value="226100.25" calcext:value-type="float">
            <text:p>226100.25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/>
          <table:table-cell table:formula="of:=([.A990] - [.C$2])*([.A990] - [.C$2])" office:value-type="float" office:value="227052.25" calcext:value-type="float">
            <text:p>227052.25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/>
          <table:table-cell table:formula="of:=([.A991] - [.C$2])*([.A991] - [.C$2])" office:value-type="float" office:value="228006.25" calcext:value-type="float">
            <text:p>228006.25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/>
          <table:table-cell table:formula="of:=([.A992] - [.C$2])*([.A992] - [.C$2])" office:value-type="float" office:value="228962.25" calcext:value-type="float">
            <text:p>228962.25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/>
          <table:table-cell table:formula="of:=([.A993] - [.C$2])*([.A993] - [.C$2])" office:value-type="float" office:value="229920.25" calcext:value-type="float">
            <text:p>229920.25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/>
          <table:table-cell table:formula="of:=([.A994] - [.C$2])*([.A994] - [.C$2])" office:value-type="float" office:value="230880.25" calcext:value-type="float">
            <text:p>230880.25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/>
          <table:table-cell table:formula="of:=([.A995] - [.C$2])*([.A995] - [.C$2])" office:value-type="float" office:value="231842.25" calcext:value-type="float">
            <text:p>231842.25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/>
          <table:table-cell table:formula="of:=([.A996] - [.C$2])*([.A996] - [.C$2])" office:value-type="float" office:value="232806.25" calcext:value-type="float">
            <text:p>232806.25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/>
          <table:table-cell table:formula="of:=([.A997] - [.C$2])*([.A997] - [.C$2])" office:value-type="float" office:value="233772.25" calcext:value-type="float">
            <text:p>233772.2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/>
          <table:table-cell table:formula="of:=([.A998] - [.C$2])*([.A998] - [.C$2])" office:value-type="float" office:value="234740.25" calcext:value-type="float">
            <text:p>234740.25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/>
          <table:table-cell table:formula="of:=([.A999] - [.C$2])*([.A999] - [.C$2])" office:value-type="float" office:value="235710.25" calcext:value-type="float">
            <text:p>235710.25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/>
          <table:table-cell table:formula="of:=([.A1000] - [.C$2])*([.A1000] - [.C$2])" office:value-type="float" office:value="236682.25" calcext:value-type="float">
            <text:p>236682.25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/>
          <table:table-cell table:formula="of:=([.A1001] - [.C$2])*([.A1001] - [.C$2])" office:value-type="float" office:value="237656.25" calcext:value-type="float">
            <text:p>237656.2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A1002] - [.C$2])*([.A1002] - [.C$2])" office:value-type="float" office:value="238632.25" calcext:value-type="float">
            <text:p>238632.25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/>
          <table:table-cell table:formula="of:=([.A1003] - [.C$2])*([.A1003] - [.C$2])" office:value-type="float" office:value="239610.25" calcext:value-type="float">
            <text:p>239610.25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  <table:table-cell table:formula="of:=([.A1004] - [.C$2])*([.A1004] - [.C$2])" office:value-type="float" office:value="240590.25" calcext:value-type="float">
            <text:p>240590.25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/>
          <table:table-cell table:formula="of:=([.A1005] - [.C$2])*([.A1005] - [.C$2])" office:value-type="float" office:value="241572.25" calcext:value-type="float">
            <text:p>241572.25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/>
          <table:table-cell table:formula="of:=([.A1006] - [.C$2])*([.A1006] - [.C$2])" office:value-type="float" office:value="242556.25" calcext:value-type="float">
            <text:p>242556.25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  <table:table-cell table:formula="of:=([.A1007] - [.C$2])*([.A1007] - [.C$2])" office:value-type="float" office:value="243542.25" calcext:value-type="float">
            <text:p>243542.2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  <table:table-cell table:formula="of:=([.A1008] - [.C$2])*([.A1008] - [.C$2])" office:value-type="float" office:value="244530.25" calcext:value-type="float">
            <text:p>244530.25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/>
          <table:table-cell table:formula="of:=([.A1009] - [.C$2])*([.A1009] - [.C$2])" office:value-type="float" office:value="245520.25" calcext:value-type="float">
            <text:p>245520.25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/>
          <table:table-cell table:formula="of:=([.A1010] - [.C$2])*([.A1010] - [.C$2])" office:value-type="float" office:value="246512.25" calcext:value-type="float">
            <text:p>246512.25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/>
          <table:table-cell table:formula="of:=([.A1011] - [.C$2])*([.A1011] - [.C$2])" office:value-type="float" office:value="247506.25" calcext:value-type="float">
            <text:p>247506.25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/>
          <table:table-cell table:formula="of:=([.A1012] - [.C$2])*([.A1012] - [.C$2])" office:value-type="float" office:value="248502.25" calcext:value-type="float">
            <text:p>248502.25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/>
          <table:table-cell table:formula="of:=([.A1013] - [.C$2])*([.A1013] - [.C$2])" office:value-type="float" office:value="249500.25" calcext:value-type="float">
            <text:p>249500.25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/>
          <table:table-cell table:formula="of:=([.A1014] - [.C$2])*([.A1014] - [.C$2])" office:value-type="float" office:value="250500.25" calcext:value-type="float">
            <text:p>250500.25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/>
          <table:table-cell table:formula="of:=([.A1015] - [.C$2])*([.A1015] - [.C$2])" office:value-type="float" office:value="251502.25" calcext:value-type="float">
            <text:p>251502.2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/>
          <table:table-cell table:formula="of:=([.A1016] - [.C$2])*([.A1016] - [.C$2])" office:value-type="float" office:value="252506.25" calcext:value-type="float">
            <text:p>252506.25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/>
          <table:table-cell table:formula="of:=([.A1017] - [.C$2])*([.A1017] - [.C$2])" office:value-type="float" office:value="253512.25" calcext:value-type="float">
            <text:p>253512.2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/>
          <table:table-cell table:formula="of:=([.A1018] - [.C$2])*([.A1018] - [.C$2])" office:value-type="float" office:value="254520.25" calcext:value-type="float">
            <text:p>254520.25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/>
          <table:table-cell table:formula="of:=([.A1019] - [.C$2])*([.A1019] - [.C$2])" office:value-type="float" office:value="255530.25" calcext:value-type="float">
            <text:p>255530.25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/>
          <table:table-cell table:formula="of:=([.A1020] - [.C$2])*([.A1020] - [.C$2])" office:value-type="float" office:value="256542.25" calcext:value-type="float">
            <text:p>256542.25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/>
          <table:table-cell table:formula="of:=([.A1021] - [.C$2])*([.A1021] - [.C$2])" office:value-type="float" office:value="257556.25" calcext:value-type="float">
            <text:p>257556.25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/>
          <table:table-cell table:formula="of:=([.A1022] - [.C$2])*([.A1022] - [.C$2])" office:value-type="float" office:value="258572.25" calcext:value-type="float">
            <text:p>258572.25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/>
          <table:table-cell table:formula="of:=([.A1023] - [.C$2])*([.A1023] - [.C$2])" office:value-type="float" office:value="259590.25" calcext:value-type="float">
            <text:p>259590.25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/>
          <table:table-cell table:formula="of:=([.A1024] - [.C$2])*([.A1024] - [.C$2])" office:value-type="float" office:value="260610.25" calcext:value-type="float">
            <text:p>260610.25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/>
          <table:table-cell table:formula="of:=([.A1025] - [.C$2])*([.A1025] - [.C$2])" office:value-type="float" office:value="261632.25" calcext:value-type="float">
            <text:p>261632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8T15:30:31.910165688</meta:creation-date>
    <dc:date>2025-05-18T15:35:12.388698013</dc:date>
    <meta:editing-duration>PT4M36S</meta:editing-duration>
    <meta:editing-cycles>9</meta:editing-cycles>
    <meta:generator>LibreOffice/25.2.3.2$Linux_X86_64 LibreOffice_project/520$Build-2</meta:generator>
    <meta:document-statistic meta:table-count="1" meta:cell-count="2057" meta:object-count="0"/>
  </office:meta>
</office:document-meta>
</file>